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ans-serif"/>
    <style:font-face style:name="Times New Roman3" svg:font-family="'Times New Roman', serif"/>
    <style:font-face style:name="Times new ron" svg:font-family="'Times new ron'"/>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777777" style:font-name="Droid Sans Mono" fo:font-size="10.5pt" style:rfc-language-tag="mn-Cyrl-MN" fo:language="mn" fo:script="Cyrl" fo:country="MN" fo:font-weight="normal" officeooo:paragraph-rsid="004173e6" fo:background-color="#f5f5f5" style:language-asian="zh" style:country-asian="CN" style:language-complex="hi" style:country-complex="IN"/>
    </style:style>
    <style:style style:name="P2" style:family="paragraph" style:parent-style-name="Standard">
      <style:text-properties fo:color="#777777" style:font-name="Droid Sans Mono" fo:font-size="10.5pt" style:rfc-language-tag="mn-Cyrl-MN" fo:language="mn" fo:script="Cyrl" fo:country="MN" fo:font-weight="normal" officeooo:rsid="004173e6" officeooo:paragraph-rsid="004173e6" fo:background-color="#f5f5f5" style:language-asian="zh" style:country-asian="CN" style:language-complex="hi" style:country-complex="IN"/>
    </style:style>
    <style:style style:name="P3" style:family="paragraph" style:parent-style-name="Standard">
      <style:paragraph-properties style:line-height-at-least="0.198in"/>
      <style:text-properties fo:color="#777777" style:font-name="Droid Sans Mono" fo:font-size="10.5pt" style:rfc-language-tag="mn-Cyrl-MN" fo:language="mn" fo:script="Cyrl" fo:country="MN" fo:font-weight="normal" fo:background-color="#f5f5f5" style:language-asian="zh" style:country-asian="CN" style:language-complex="hi" style:country-complex="IN"/>
    </style:style>
    <style:style style:name="P4" style:family="paragraph" style:parent-style-name="Standard">
      <style:paragraph-properties style:line-height-at-least="0.198in"/>
      <style:text-properties fo:color="#777777" style:font-name="Droid Sans Mono" fo:font-size="10.5pt" style:rfc-language-tag="mn-Cyrl-MN" fo:language="mn" fo:script="Cyrl" fo:country="MN" fo:font-weight="normal" officeooo:paragraph-rsid="0045f026" fo:background-color="#f5f5f5" style:language-asian="zh" style:country-asian="CN" style:language-complex="hi" style:country-complex="IN"/>
    </style:style>
    <style:style style:name="P5" style:family="paragraph" style:parent-style-name="Standard">
      <style:paragraph-properties style:line-height-at-least="0.198in"/>
      <style:text-properties fo:color="#777777" style:font-name="Droid Sans Mono" fo:font-size="10.5pt" style:rfc-language-tag="mn-Cyrl-MN" fo:language="mn" fo:script="Cyrl" fo:country="MN" fo:font-weight="normal" officeooo:paragraph-rsid="003a9604" fo:background-color="#f5f5f5" style:language-asian="zh" style:country-asian="CN" style:language-complex="hi" style:country-complex="IN"/>
    </style:style>
    <style:style style:name="P6" style:family="paragraph" style:parent-style-name="Standard">
      <style:paragraph-properties style:line-height-at-least="0.198in"/>
      <style:text-properties fo:color="#777777" style:font-name="Droid Sans Mono" fo:font-size="10.5pt" style:rfc-language-tag="mn-Cyrl-MN" fo:language="mn" fo:script="Cyrl" fo:country="MN" fo:font-weight="normal" officeooo:paragraph-rsid="005e14bb" fo:background-color="#f5f5f5" style:language-asian="zh" style:country-asian="CN" style:language-complex="hi" style:country-complex="IN"/>
    </style:style>
    <style:style style:name="P7" style:family="paragraph" style:parent-style-name="Standard">
      <style:paragraph-properties style:line-height-at-least="0.198in"/>
      <style:text-properties fo:color="#777777" style:font-name="Droid Sans Mono" fo:font-size="10.5pt" style:rfc-language-tag="mn-Cyrl-MN" fo:language="mn" fo:script="Cyrl" fo:country="MN" fo:font-weight="normal" officeooo:paragraph-rsid="005fcb1a" fo:background-color="#f5f5f5" style:language-asian="zh" style:country-asian="CN" style:language-complex="hi" style:country-complex="IN"/>
    </style:style>
    <style:style style:name="P8" style:family="paragraph" style:parent-style-name="Standard">
      <style:text-properties fo:color="#777777" style:font-name="Droid Sans Mono" fo:font-size="10.5pt" style:rfc-language-tag="mn-Cyrl-MN" fo:language="mn" fo:script="Cyrl" fo:country="MN" fo:font-weight="normal" officeooo:paragraph-rsid="00395789" fo:background-color="#f5f5f5" style:language-asian="zh" style:country-asian="CN" style:language-complex="hi" style:country-complex="IN"/>
    </style:style>
    <style:style style:name="P9" style:family="paragraph" style:parent-style-name="Standard">
      <style:text-properties fo:color="#777777" style:font-name="Droid Sans Mono" fo:font-size="10.5pt" style:rfc-language-tag="mn-Cyrl-MN" fo:language="mn" fo:script="Cyrl" fo:country="MN" fo:font-weight="normal" officeooo:paragraph-rsid="003a9604" fo:background-color="#f5f5f5" style:language-asian="zh" style:country-asian="CN" style:language-complex="hi" style:country-complex="IN"/>
    </style:style>
    <style:style style:name="P10" style:family="paragraph" style:parent-style-name="Standard">
      <style:text-properties fo:color="#777777" style:font-name="Droid Sans Mono" fo:font-size="10.5pt" style:rfc-language-tag="mn-Cyrl-MN" fo:language="mn" fo:script="Cyrl" fo:country="MN" fo:font-weight="normal" officeooo:rsid="0056a7c3" officeooo:paragraph-rsid="0056a7c3" fo:background-color="#f5f5f5" style:language-asian="zh" style:country-asian="CN" style:language-complex="hi" style:country-complex="IN"/>
    </style:style>
    <style:style style:name="P11" style:family="paragraph" style:parent-style-name="Standard">
      <style:text-properties fo:color="#777777" style:font-name="Droid Sans Mono" fo:font-size="10.5pt" style:rfc-language-tag="mn-Cyrl-MN" fo:language="mn" fo:script="Cyrl" fo:country="MN" fo:font-weight="normal" officeooo:paragraph-rsid="0056a7c3" fo:background-color="#f5f5f5" style:language-asian="zh" style:country-asian="CN" style:language-complex="hi" style:country-complex="IN"/>
    </style:style>
    <style:style style:name="P12" style:family="paragraph" style:parent-style-name="Standard">
      <style:paragraph-properties style:line-height-at-least="0.198in"/>
      <style:text-properties fo:color="#777777" style:font-name="Droid Sans Mono" fo:font-size="10.5pt" style:rfc-language-tag="mn-Cyrl-MN" fo:language="mn" fo:script="Cyrl" fo:country="MN" fo:font-weight="normal" officeooo:rsid="005fcb1a" officeooo:paragraph-rsid="005fcb1a" fo:background-color="#f5f5f5" style:language-asian="zh" style:country-asian="CN" style:language-complex="hi" style:country-complex="IN"/>
    </style:style>
    <style:style style:name="P13" style:family="paragraph" style:parent-style-name="Standard">
      <style:paragraph-properties style:line-height-at-least="0.198in"/>
      <style:text-properties fo:color="#333333" style:font-name="Droid Sans Mono" fo:font-size="10.5pt" style:rfc-language-tag="mn-Cyrl-MN" fo:language="mn" fo:script="Cyrl" fo:country="MN" fo:font-weight="normal" fo:background-color="#f5f5f5" style:language-asian="zh" style:country-asian="CN" style:language-complex="hi" style:country-complex="IN"/>
    </style:style>
    <style:style style:name="P14" style:family="paragraph" style:parent-style-name="Standard">
      <style:paragraph-properties style:line-height-at-least="0.198in"/>
      <style:text-properties style:rfc-language-tag="mn-Cyrl-MN" fo:language="mn" fo:script="Cyrl" fo:country="MN" officeooo:rsid="003a9604" officeooo:paragraph-rsid="003a9604" style:language-asian="zh" style:country-asian="CN" style:language-complex="hi" style:country-complex="IN"/>
    </style:style>
    <style:style style:name="P15" style:family="paragraph" style:parent-style-name="Standard">
      <style:paragraph-properties style:line-height-at-least="0.198in"/>
      <style:text-properties style:rfc-language-tag="mn-Cyrl-MN" fo:language="mn" fo:script="Cyrl" fo:country="MN" officeooo:rsid="0051973d" officeooo:paragraph-rsid="0051973d" style:language-asian="zh" style:country-asian="CN" style:language-complex="hi" style:country-complex="IN"/>
    </style:style>
    <style:style style:name="P16" style:family="paragraph" style:parent-style-name="Standard" style:list-style-name="L5">
      <style:paragraph-properties style:line-height-at-least="0.198in"/>
      <style:text-properties style:rfc-language-tag="mn-Cyrl-MN" fo:language="mn" fo:script="Cyrl" fo:country="MN" officeooo:rsid="0051973d" officeooo:paragraph-rsid="0051973d" style:language-asian="zh" style:country-asian="CN" style:language-complex="hi" style:country-complex="IN"/>
    </style:style>
    <style:style style:name="P17" style:family="paragraph" style:parent-style-name="Standard">
      <style:text-properties style:rfc-language-tag="mn-Cyrl-MN" fo:language="mn" fo:script="Cyrl" fo:country="MN" officeooo:rsid="0056a7c3" officeooo:paragraph-rsid="0056a7c3" style:language-asian="zh" style:country-asian="CN" style:language-complex="hi" style:country-complex="IN"/>
    </style:style>
    <style:style style:name="P18" style:family="paragraph" style:parent-style-name="Standard">
      <style:paragraph-properties style:line-height-at-least="0.198in"/>
      <style:text-properties style:rfc-language-tag="mn-Cyrl-MN" fo:language="mn" fo:script="Cyrl" fo:country="MN" officeooo:paragraph-rsid="003a9604" style:language-asian="zh" style:country-asian="CN" style:language-complex="hi" style:country-complex="IN"/>
    </style:style>
    <style:style style:name="P19" style:family="paragraph" style:parent-style-name="Text_20_body">
      <style:text-properties style:rfc-language-tag="mn-Cyrl-MN" fo:language="mn" fo:script="Cyrl" fo:country="MN" style:language-asian="zh" style:country-asian="CN" style:language-complex="hi" style:country-complex="IN"/>
    </style:style>
    <style:style style:name="P20" style:family="paragraph" style:parent-style-name="Text_20_body">
      <style:paragraph-properties fo:text-align="center" style:justify-single-word="false"/>
      <style:text-properties style:rfc-language-tag="mn-Cyrl-MN" fo:language="mn" fo:script="Cyrl" fo:country="MN" officeooo:rsid="001a114a" officeooo:paragraph-rsid="001a114a" style:language-asian="zh" style:country-asian="CN" style:language-complex="hi" style:country-complex="IN"/>
    </style:style>
    <style:style style:name="P21" style:family="paragraph" style:parent-style-name="Text_20_body">
      <style:paragraph-properties fo:text-align="center" style:justify-single-word="false"/>
      <style:text-properties style:rfc-language-tag="mn-Cyrl-MN" fo:language="mn" fo:script="Cyrl" fo:country="MN" style:language-asian="zh" style:country-asian="CN" style:language-complex="hi" style:country-complex="IN"/>
    </style:style>
    <style:style style:name="P22" style:family="paragraph" style:parent-style-name="Text_20_body">
      <style:text-properties style:rfc-language-tag="mn-Cyrl-MN" fo:language="mn" fo:script="Cyrl" fo:country="MN" officeooo:rsid="001baa09" officeooo:paragraph-rsid="004173e6" style:language-asian="zh" style:country-asian="CN" style:language-complex="hi" style:country-complex="IN"/>
    </style:style>
    <style:style style:name="P23" style:family="paragraph" style:parent-style-name="Text_20_body">
      <style:text-properties style:rfc-language-tag="mn-Cyrl-MN" fo:language="mn" fo:script="Cyrl" fo:country="MN" officeooo:rsid="001fde7c" officeooo:paragraph-rsid="001fde7c" style:language-asian="zh" style:country-asian="CN" style:language-complex="hi" style:country-complex="IN"/>
    </style:style>
    <style:style style:name="P24" style:family="paragraph" style:parent-style-name="Text_20_body" style:list-style-name="L1">
      <style:text-properties style:rfc-language-tag="mn-Cyrl-MN" fo:language="mn" fo:script="Cyrl" fo:country="MN" officeooo:rsid="001fde7c" officeooo:paragraph-rsid="003075e4" style:language-asian="zh" style:country-asian="CN" style:language-complex="hi" style:country-complex="IN"/>
    </style:style>
    <style:style style:name="P25" style:family="paragraph" style:parent-style-name="Text_20_body" style:list-style-name="L1">
      <style:text-properties style:rfc-language-tag="mn-Cyrl-MN" fo:language="mn" fo:script="Cyrl" fo:country="MN" officeooo:rsid="001fde7c" officeooo:paragraph-rsid="0024d682" style:language-asian="zh" style:country-asian="CN" style:language-complex="hi" style:country-complex="IN"/>
    </style:style>
    <style:style style:name="P26" style:family="paragraph" style:parent-style-name="Text_20_body" style:list-style-name="L1">
      <style:text-properties style:rfc-language-tag="mn-Cyrl-MN" fo:language="mn" fo:script="Cyrl" fo:country="MN" officeooo:rsid="002279f0" officeooo:paragraph-rsid="002279f0" style:language-asian="zh" style:country-asian="CN" style:language-complex="hi" style:country-complex="IN"/>
    </style:style>
    <style:style style:name="P27" style:family="paragraph" style:parent-style-name="Text_20_body" style:list-style-name="L1">
      <style:text-properties style:rfc-language-tag="mn-Cyrl-MN" fo:language="mn" fo:script="Cyrl" fo:country="MN" officeooo:rsid="0033699d" officeooo:paragraph-rsid="0033699d" style:language-asian="zh" style:country-asian="CN" style:language-complex="hi" style:country-complex="IN"/>
    </style:style>
    <style:style style:name="P28" style:family="paragraph" style:parent-style-name="Text_20_body">
      <style:text-properties style:rfc-language-tag="mn-Cyrl-MN" fo:language="mn" fo:script="Cyrl" fo:country="MN" officeooo:rsid="0026a5ae" officeooo:paragraph-rsid="0026a5ae" style:language-asian="zh" style:country-asian="CN" style:language-complex="hi" style:country-complex="IN"/>
    </style:style>
    <style:style style:name="P29" style:family="paragraph" style:parent-style-name="Text_20_body" style:list-style-name="WWNum1">
      <style:text-properties style:rfc-language-tag="mn-Cyrl-MN" fo:language="mn" fo:script="Cyrl" fo:country="MN" officeooo:rsid="00281616" officeooo:paragraph-rsid="00281616" style:language-asian="zh" style:country-asian="CN" style:language-complex="hi" style:country-complex="IN"/>
    </style:style>
    <style:style style:name="P30" style:family="paragraph" style:parent-style-name="Text_20_body">
      <style:text-properties style:rfc-language-tag="mn-Cyrl-MN" fo:language="mn" fo:script="Cyrl" fo:country="MN" officeooo:rsid="00294e81" officeooo:paragraph-rsid="00294e81" style:language-asian="zh" style:country-asian="CN" style:language-complex="hi" style:country-complex="IN"/>
    </style:style>
    <style:style style:name="P31" style:family="paragraph" style:parent-style-name="Text_20_body" style:list-style-name="L2">
      <style:text-properties style:rfc-language-tag="mn-Cyrl-MN" fo:language="mn" fo:script="Cyrl" fo:country="MN" officeooo:rsid="00294e81" officeooo:paragraph-rsid="00294e81" style:language-asian="zh" style:country-asian="CN" style:language-complex="hi" style:country-complex="IN"/>
    </style:style>
    <style:style style:name="P32" style:family="paragraph" style:parent-style-name="Text_20_body">
      <style:text-properties style:rfc-language-tag="mn-Cyrl-MN" fo:language="mn" fo:script="Cyrl" fo:country="MN" officeooo:rsid="002a903c" officeooo:paragraph-rsid="002a903c" style:language-asian="zh" style:country-asian="CN" style:language-complex="hi" style:country-complex="IN"/>
    </style:style>
    <style:style style:name="P33" style:family="paragraph" style:parent-style-name="Text_20_body" style:list-style-name="L3">
      <style:text-properties style:rfc-language-tag="mn-Cyrl-MN" fo:language="mn" fo:script="Cyrl" fo:country="MN" officeooo:rsid="002a903c" officeooo:paragraph-rsid="002a903c" style:language-asian="zh" style:country-asian="CN" style:language-complex="hi" style:country-complex="IN"/>
    </style:style>
    <style:style style:name="P34" style:family="paragraph" style:parent-style-name="Text_20_body" style:list-style-name="L4">
      <style:text-properties style:rfc-language-tag="mn-Cyrl-MN" fo:language="mn" fo:script="Cyrl" fo:country="MN" officeooo:paragraph-rsid="00323b5f" style:language-asian="zh" style:country-asian="CN" style:language-complex="hi" style:country-complex="IN"/>
    </style:style>
    <style:style style:name="P35" style:family="paragraph" style:parent-style-name="Text_20_body">
      <style:text-properties style:rfc-language-tag="mn-Cyrl-MN" fo:language="mn" fo:script="Cyrl" fo:country="MN" officeooo:rsid="004173e6" officeooo:paragraph-rsid="004173e6" style:language-asian="zh" style:country-asian="CN" style:language-complex="hi" style:country-complex="IN"/>
    </style:style>
    <style:style style:name="P36" style:family="paragraph" style:parent-style-name="Text_20_body">
      <style:text-properties style:rfc-language-tag="mn-Cyrl-MN" fo:language="mn" fo:script="Cyrl" fo:country="MN" officeooo:rsid="0043df6b" officeooo:paragraph-rsid="0043df6b" style:language-asian="zh" style:country-asian="CN" style:language-complex="hi" style:country-complex="IN"/>
    </style:style>
    <style:style style:name="P37" style:family="paragraph" style:parent-style-name="Text_20_body">
      <style:text-properties style:rfc-language-tag="mn-Cyrl-MN" fo:language="mn" fo:script="Cyrl" fo:country="MN" officeooo:rsid="003a9604" officeooo:paragraph-rsid="003a9604" style:language-asian="zh" style:country-asian="CN" style:language-complex="hi" style:country-complex="IN"/>
    </style:style>
    <style:style style:name="P38" style:family="paragraph" style:parent-style-name="Text_20_body">
      <style:text-properties style:rfc-language-tag="mn-Cyrl-MN" fo:language="mn" fo:script="Cyrl" fo:country="MN" officeooo:rsid="0051e6fc" officeooo:paragraph-rsid="0051e6fc" style:language-asian="zh" style:country-asian="CN" style:language-complex="hi" style:country-complex="IN"/>
    </style:style>
    <style:style style:name="P39" style:family="paragraph" style:parent-style-name="Text_20_body">
      <style:text-properties style:rfc-language-tag="mn-Cyrl-MN" fo:language="mn" fo:script="Cyrl" fo:country="MN" officeooo:rsid="0051e6fc" officeooo:paragraph-rsid="00520dd5" style:language-asian="zh" style:country-asian="CN" style:language-complex="hi" style:country-complex="IN"/>
    </style:style>
    <style:style style:name="P40" style:family="paragraph" style:parent-style-name="Text_20_body">
      <style:text-properties style:rfc-language-tag="mn-Cyrl-MN" fo:language="mn" fo:script="Cyrl" fo:country="MN" officeooo:rsid="00520dd5" officeooo:paragraph-rsid="00520dd5" style:language-asian="zh" style:country-asian="CN" style:language-complex="hi" style:country-complex="IN"/>
    </style:style>
    <style:style style:name="P41" style:family="paragraph" style:parent-style-name="Text_20_body">
      <style:text-properties style:rfc-language-tag="mn-Cyrl-MN" fo:language="mn" fo:script="Cyrl" fo:country="MN" officeooo:paragraph-rsid="005760de" style:language-asian="zh" style:country-asian="CN" style:language-complex="hi" style:country-complex="IN"/>
    </style:style>
    <style:style style:name="P42" style:family="paragraph" style:parent-style-name="Text_20_body">
      <style:text-properties style:rfc-language-tag="mn-Cyrl-MN" fo:language="mn" fo:script="Cyrl" fo:country="MN" officeooo:rsid="005fcb1a" officeooo:paragraph-rsid="00642aef" style:language-asian="zh" style:country-asian="CN" style:language-complex="hi" style:country-complex="IN"/>
    </style:style>
    <style:style style:name="P43" style:family="paragraph" style:parent-style-name="Text_20_body">
      <style:text-properties style:rfc-language-tag="mn-Cyrl-MN" fo:language="mn" fo:script="Cyrl" fo:country="MN" officeooo:rsid="0065d683" officeooo:paragraph-rsid="0065d683" style:language-asian="zh" style:country-asian="CN" style:language-complex="hi" style:country-complex="IN"/>
    </style:style>
    <style:style style:name="P44" style:family="paragraph" style:parent-style-name="Text_20_body">
      <style:text-properties style:rfc-language-tag="mn-Cyrl-MN" fo:language="mn" fo:script="Cyrl" fo:country="MN" officeooo:rsid="0065d683" officeooo:paragraph-rsid="00699a86" style:language-asian="zh" style:country-asian="CN" style:language-complex="hi" style:country-complex="IN"/>
    </style:style>
    <style:style style:name="P45" style:family="paragraph" style:parent-style-name="Text_20_body">
      <style:text-properties style:rfc-language-tag="mn-Cyrl-MN" fo:language="mn" fo:script="Cyrl" fo:country="MN" officeooo:rsid="0066ddbd" officeooo:paragraph-rsid="0066ddbd" style:language-asian="zh" style:country-asian="CN" style:language-complex="hi" style:country-complex="IN"/>
    </style:style>
    <style:style style:name="P46" style:family="paragraph" style:parent-style-name="Text_20_body">
      <style:text-properties style:rfc-language-tag="mn-Cyrl-MN" fo:language="mn" fo:script="Cyrl" fo:country="MN" officeooo:paragraph-rsid="00680a6d" style:language-asian="zh" style:country-asian="CN" style:language-complex="hi" style:country-complex="IN"/>
    </style:style>
    <style:style style:name="P47" style:family="paragraph" style:parent-style-name="Text_20_body">
      <style:text-properties style:rfc-language-tag="mn-Cyrl-MN" fo:language="mn" fo:script="Cyrl" fo:country="MN" officeooo:rsid="006a5751" officeooo:paragraph-rsid="006a5751" style:language-asian="zh" style:country-asian="CN" style:language-complex="hi" style:country-complex="IN"/>
    </style:style>
    <style:style style:name="P48" style:family="paragraph" style:parent-style-name="Text_20_body">
      <style:text-properties style:rfc-language-tag="mn-Cyrl-MN" fo:language="mn" fo:script="Cyrl" fo:country="MN" officeooo:rsid="006fb744" officeooo:paragraph-rsid="006fb744" style:language-asian="zh" style:country-asian="CN" style:language-complex="hi" style:country-complex="IN"/>
    </style:style>
    <style:style style:name="P49" style:family="paragraph" style:parent-style-name="Text_20_body">
      <style:text-properties style:rfc-language-tag="mn-Cyrl-MN" fo:language="mn" fo:script="Cyrl" fo:country="MN" officeooo:paragraph-rsid="007400d4" style:language-asian="zh" style:country-asian="CN" style:language-complex="hi" style:country-complex="IN"/>
    </style:style>
    <style:style style:name="P50" style:family="paragraph" style:parent-style-name="Text_20_body">
      <style:text-properties style:rfc-language-tag="mn-Cyrl-MN" fo:language="mn" fo:script="Cyrl" fo:country="MN" officeooo:rsid="0081e88a" officeooo:paragraph-rsid="0081e88a" style:language-asian="zh" style:country-asian="CN" style:language-complex="hi" style:country-complex="IN"/>
    </style:style>
    <style:style style:name="P51" style:family="paragraph" style:parent-style-name="Text_20_body">
      <style:text-properties style:rfc-language-tag="mn-Cyrl-MN" fo:language="mn" fo:script="Cyrl" fo:country="MN" fo:font-weight="bold" style:language-asian="zh" style:country-asian="CN" style:font-weight-asian="bold" style:language-complex="hi" style:country-complex="IN" style:font-weight-complex="bold"/>
    </style:style>
    <style:style style:name="P52" style:family="paragraph" style:parent-style-name="Text_20_body">
      <style:text-properties style:rfc-language-tag="mn-Cyrl-MN" fo:language="mn" fo:script="Cyrl" fo:country="MN" fo:font-weight="bold" officeooo:rsid="0044108d" officeooo:paragraph-rsid="0044108d" style:language-asian="zh" style:country-asian="CN" style:font-weight-asian="bold" style:language-complex="hi" style:country-complex="IN" style:font-weight-complex="bold"/>
    </style:style>
    <style:style style:name="P53" style:family="paragraph" style:parent-style-name="Text_20_body" style:list-style-name="L4">
      <style:text-properties fo:font-size="12pt" style:rfc-language-tag="mn-Cyrl-MN" fo:language="mn" fo:script="Cyrl" fo:country="MN" officeooo:rsid="003075e4" officeooo:paragraph-rsid="00323b5f" style:font-size-asian="10.5pt" style:language-asian="zh" style:country-asian="CN" style:font-size-complex="12pt" style:language-complex="hi" style:country-complex="IN"/>
    </style:style>
    <style:style style:name="P54" style:family="paragraph" style:parent-style-name="Text_20_body">
      <style:paragraph-properties style:line-height-at-least="0.198in"/>
      <style:text-properties style:font-name="Times new ron" fo:font-size="12pt" style:rfc-language-tag="mn-Cyrl-MN" fo:language="mn" fo:script="Cyrl" fo:country="MN" officeooo:rsid="003a9604" officeooo:paragraph-rsid="003a9604" style:font-size-asian="10.5pt" style:language-asian="zh" style:country-asian="CN" style:font-size-complex="12pt" style:language-complex="hi" style:country-complex="IN"/>
    </style:style>
    <style:style style:name="P55" style:family="paragraph" style:parent-style-name="Text_20_body">
      <style:text-properties fo:font-size="13pt" style:rfc-language-tag="mn-Cyrl-MN" fo:language="mn" fo:script="Cyrl" fo:country="MN" fo:font-weight="bold" officeooo:rsid="0056a7c3" officeooo:paragraph-rsid="0056a7c3" style:font-size-asian="13pt" style:language-asian="zh" style:country-asian="CN" style:font-weight-asian="bold" style:font-size-complex="13pt" style:language-complex="hi" style:country-complex="IN" style:font-weight-complex="bold"/>
    </style:style>
    <style:style style:name="P56" style:family="paragraph" style:parent-style-name="Text_20_body">
      <style:paragraph-properties fo:break-before="page"/>
      <style:text-properties style:rfc-language-tag="mn-Cyrl-MN" fo:language="mn" fo:script="Cyrl" fo:country="MN" officeooo:rsid="0051e6fc" officeooo:paragraph-rsid="0051e6fc" style:language-asian="zh" style:country-asian="CN" style:language-complex="hi" style:country-complex="IN"/>
    </style:style>
    <style:style style:name="P57" style:family="paragraph" style:parent-style-name="Text_20_body">
      <style:paragraph-properties fo:break-before="page"/>
      <style:text-properties style:rfc-language-tag="mn-Cyrl-MN" fo:language="mn" fo:script="Cyrl" fo:country="MN" fo:font-weight="bold" officeooo:rsid="005c098b" officeooo:paragraph-rsid="005c098b" style:language-asian="zh" style:country-asian="CN" style:font-weight-asian="bold" style:language-complex="hi" style:country-complex="IN" style:font-weight-complex="bold"/>
    </style:style>
    <style:style style:name="P58" style:family="paragraph" style:parent-style-name="Text_20_body">
      <style:paragraph-properties fo:break-before="page"/>
      <style:text-properties fo:font-size="13pt" style:rfc-language-tag="mn-Cyrl-MN" fo:language="mn" fo:script="Cyrl" fo:country="MN" fo:font-weight="bold" officeooo:rsid="006a5751" officeooo:paragraph-rsid="006a5751" style:font-size-asian="13pt" style:language-asian="zh" style:country-asian="CN" style:font-weight-asian="bold" style:font-size-complex="13pt" style:language-complex="hi" style:country-complex="IN" style:font-weight-complex="bold"/>
    </style:style>
    <style:style style:name="P59" style:family="paragraph" style:parent-style-name="Text_20_body">
      <style:paragraph-properties fo:margin-left="0in" fo:margin-right="0in" fo:margin-top="0in" fo:margin-bottom="0.1in" loext:contextual-spacing="false" style:line-height-at-least="0.198in" fo:text-align="start" style:justify-single-word="false" fo:orphans="2" fo:widows="2" fo:text-indent="0in" style:auto-text-indent="false"/>
      <style:text-properties fo:font-variant="normal" fo:text-transform="none" fo:color="#00000a" style:font-name="Times New Roman3" fo:font-size="12pt" fo:letter-spacing="normal" style:rfc-language-tag="mn-Cyrl-MN" fo:language="mn" fo:script="Cyrl" fo:country="MN" fo:font-style="normal" fo:font-weight="normal"/>
    </style:style>
    <style:style style:name="P60" style:family="paragraph" style:parent-style-name="Text_20_body">
      <style:paragraph-properties fo:margin-left="0in" fo:margin-right="0in" fo:margin-top="0in" fo:margin-bottom="0.1in" loext:contextual-spacing="false" style:line-height-at-least="0.198in" fo:text-align="center" style:justify-single-word="false" fo:orphans="2" fo:widows="2" fo:text-indent="0in" style:auto-text-indent="false"/>
      <style:text-properties fo:font-variant="normal" fo:text-transform="none" fo:color="#00000a" style:font-name="Times New Roman3" fo:font-size="12pt" fo:letter-spacing="normal" style:rfc-language-tag="mn-Cyrl-MN" fo:language="mn" fo:script="Cyrl" fo:country="MN" fo:font-style="normal" fo:font-weight="normal"/>
    </style:style>
    <style:style style:name="P61" style:family="paragraph" style:parent-style-name="Text_20_body">
      <style:paragraph-properties fo:margin-left="0in" fo:margin-right="0in" fo:margin-top="0in" fo:margin-bottom="0.1in" loext:contextual-spacing="false" style:line-height-at-least="0.198in" fo:text-align="start" style:justify-single-word="false" fo:orphans="2" fo:widows="2" fo:text-indent="0in" style:auto-text-indent="false"/>
      <style:text-properties fo:font-variant="normal" fo:text-transform="none" fo:color="#00000a" style:font-name="Times New Roman3" fo:font-size="12pt" fo:letter-spacing="normal" style:rfc-language-tag="mn-Cyrl-MN" fo:language="mn" fo:script="Cyrl" fo:country="MN" fo:font-style="normal" fo:font-weight="bold"/>
    </style:style>
    <style:style style:name="P62" style:family="paragraph" style:parent-style-name="Text_20_body">
      <style:paragraph-properties fo:margin-left="0in" fo:margin-right="0in" fo:margin-top="0in" fo:margin-bottom="0.1in" loext:contextual-spacing="false" style:line-height-at-least="0.198in" fo:text-align="start" style:justify-single-word="false" fo:orphans="2" fo:widows="2" fo:text-indent="0in" style:auto-text-indent="false"/>
      <style:text-properties fo:font-variant="normal" fo:text-transform="none" fo:color="#00000a" style:font-name="Times New Roman3" fo:font-size="13pt" fo:letter-spacing="normal" style:rfc-language-tag="mn-Cyrl-MN" fo:language="mn" fo:script="Cyrl" fo:country="MN" fo:font-style="normal" fo:font-weight="bold"/>
    </style:style>
    <style:style style:name="P63" style:family="paragraph" style:parent-style-name="Text_20_body">
      <style:paragraph-properties fo:margin-left="0in" fo:margin-right="0in" fo:margin-top="0in" fo:margin-bottom="0.1in" loext:contextual-spacing="false" style:line-height-at-least="0.2in" fo:text-align="start" style:justify-single-word="false" fo:orphans="2" fo:widows="2" fo:text-indent="0in" style:auto-text-indent="false"/>
      <style:text-properties fo:font-variant="normal" fo:text-transform="none" fo:color="#00000a" style:font-name="Times new ron" fo:font-size="12pt" fo:letter-spacing="normal" style:rfc-language-tag="mn-Cyrl-MN" fo:language="mn" fo:script="Cyrl" fo:country="MN" fo:font-style="normal" fo:font-weight="normal"/>
    </style:style>
    <style:style style:name="P64" style:family="paragraph" style:parent-style-name="Text_20_body">
      <style:paragraph-properties fo:margin-left="0in" fo:margin-right="0in" fo:margin-top="0in" fo:margin-bottom="0.1in" loext:contextual-spacing="false" style:line-height-at-least="0.198in" fo:text-align="start" style:justify-single-word="false" fo:orphans="2" fo:widows="2" fo:text-indent="0in" style:auto-text-indent="false"/>
    </style:style>
    <style:style style:name="P65" style:family="paragraph" style:parent-style-name="Text_20_body">
      <style:paragraph-properties fo:margin-left="0in" fo:margin-right="0in" fo:margin-top="0in" fo:margin-bottom="0in" loext:contextual-spacing="false" style:line-height-at-least="0.1665in" fo:text-align="start" style:justify-single-word="false" fo:orphans="2" fo:widows="2" fo:text-indent="0in" style:auto-text-indent="false"/>
      <style:text-properties fo:font-variant="normal" fo:text-transform="none" fo:color="#777777" style:font-name="Droid Sans Mono" fo:font-size="10pt" fo:letter-spacing="normal" style:rfc-language-tag="mn-Cyrl-MN" fo:language="mn" fo:script="Cyrl" fo:country="MN" fo:font-style="normal" fo:font-weight="normal" fo:background-color="#f5f5f5"/>
    </style:style>
    <style:style style:name="P66" style:family="paragraph" style:parent-style-name="Text_20_body">
      <style:paragraph-properties fo:margin-left="0in" fo:margin-right="0in" fo:margin-top="0in" fo:margin-bottom="0in" loext:contextual-spacing="false" style:line-height-at-least="0.2in" fo:text-align="start" style:justify-single-word="false" fo:orphans="2" fo:widows="2" fo:text-indent="0in" style:auto-text-indent="false"/>
      <style:text-properties fo:font-variant="normal" fo:text-transform="none" fo:color="#777777" style:font-name="Droid Sans Mono" fo:font-size="10pt" fo:letter-spacing="normal" style:rfc-language-tag="mn-Cyrl-MN" fo:language="mn" fo:script="Cyrl" fo:country="MN" fo:font-style="normal" fo:font-weight="normal" fo:background-color="#f5f5f5"/>
    </style:style>
    <style:style style:name="P67" style:family="paragraph" style:parent-style-name="Text_20_body">
      <style:paragraph-properties fo:margin-left="0in" fo:margin-right="0in" fo:margin-top="0in" fo:margin-bottom="0in" loext:contextual-spacing="false" style:line-height-at-least="0.2in" fo:text-align="start" style:justify-single-word="false" fo:orphans="2" fo:widows="2" fo:text-indent="0in" style:auto-text-indent="false"/>
      <style:text-properties fo:font-variant="normal" fo:text-transform="none" fo:color="#00000a" style:font-name="Times New Roman3" fo:font-size="12pt" fo:letter-spacing="normal" style:rfc-language-tag="mn-Cyrl-MN" fo:language="mn" fo:script="Cyrl" fo:country="MN" fo:font-style="normal" fo:font-weight="normal"/>
    </style:style>
    <style:style style:name="P68" style:family="paragraph" style:parent-style-name="Text_20_body">
      <style:paragraph-properties fo:margin-left="0in" fo:margin-right="0in" fo:margin-top="0in" fo:margin-bottom="0in" loext:contextual-spacing="false" style:line-height-at-least="0.1665in" fo:text-align="start" style:justify-single-word="false" fo:orphans="2" fo:widows="2" fo:text-indent="0in" style:auto-text-indent="false"/>
      <style:text-properties fo:font-variant="normal" fo:text-transform="none" fo:color="#00000a" style:font-name="Times New Roman3" fo:font-size="12pt" fo:letter-spacing="normal" style:rfc-language-tag="mn-Cyrl-MN" fo:language="mn" fo:script="Cyrl" fo:country="MN" fo:font-style="normal" fo:font-weight="normal"/>
    </style:style>
    <style:style style:name="P69" style:family="paragraph" style:parent-style-name="Text_20_body">
      <style:paragraph-properties fo:margin-left="0in" fo:margin-right="0in" fo:margin-top="0in" fo:margin-bottom="0in" loext:contextual-spacing="false" style:line-height-at-least="0.2in" fo:text-align="start" style:justify-single-word="false" fo:orphans="2" fo:widows="2" fo:text-indent="0in" style:auto-text-indent="false"/>
    </style:style>
    <style:style style:name="P70" style:family="paragraph" style:parent-style-name="Text_20_body">
      <style:paragraph-properties fo:margin-left="0in" fo:margin-right="0in" fo:margin-top="0in" fo:margin-bottom="0in" loext:contextual-spacing="false" style:line-height-at-least="0.1665in" fo:text-align="start" style:justify-single-word="false" fo:orphans="2" fo:widows="2" fo:text-indent="0in" style:auto-text-indent="false"/>
    </style:style>
    <style:style style:name="P71" style:family="paragraph" style:parent-style-name="Text_20_body">
      <style:paragraph-properties fo:margin-left="0in" fo:margin-right="0in" fo:margin-top="0in" fo:margin-bottom="0.0799in" loext:contextual-spacing="false" style:line-height-at-least="0.1043in" fo:text-align="start" style:justify-single-word="false" fo:orphans="2" fo:widows="2" fo:text-indent="0in" style:auto-text-indent="false"/>
      <style:text-properties fo:font-variant="normal" fo:text-transform="none" fo:color="#00000a" style:font-name="Verdana" fo:font-size="7.5pt" fo:letter-spacing="normal" fo:font-style="italic" fo:font-weight="normal"/>
    </style:style>
    <style:style style:name="P72" style:family="paragraph" style:parent-style-name="Text_20_body">
      <style:paragraph-properties fo:margin-left="0in" fo:margin-right="0in" fo:margin-top="0.1665in" fo:margin-bottom="0in" loext:contextual-spacing="false" style:line-height-at-least="0.1701in" fo:text-align="start" style:justify-single-word="false" fo:orphans="2" fo:widows="2" fo:text-indent="0in" style:auto-text-indent="false"/>
      <style:text-properties fo:font-variant="normal" fo:text-transform="none" fo:color="#777777" style:font-name="Droid Sans Mono" fo:font-size="12pt" fo:letter-spacing="normal" style:rfc-language-tag="mn-Cyrl-MN" fo:language="mn" fo:script="Cyrl" fo:country="MN" fo:font-style="normal" fo:font-weight="normal" fo:background-color="#f5f5f5"/>
    </style:style>
    <style:style style:name="P73" style:family="paragraph" style:parent-style-name="Text_20_body">
      <style:paragraph-properties fo:margin-left="0in" fo:margin-right="0in" fo:margin-top="0.1665in" fo:margin-bottom="0in" loext:contextual-spacing="false" style:line-height-at-least="0.2in" fo:text-align="start" style:justify-single-word="false" fo:orphans="2" fo:widows="2" fo:text-indent="0in" style:auto-text-indent="false"/>
      <style:text-properties fo:font-variant="normal" fo:text-transform="none" fo:color="#777777" style:font-name="Droid Sans Mono" fo:font-size="12pt" fo:letter-spacing="normal" style:rfc-language-tag="mn-Cyrl-MN" fo:language="mn" fo:script="Cyrl" fo:country="MN" fo:font-style="normal" fo:font-weight="normal" fo:background-color="#f5f5f5"/>
    </style:style>
    <style:style style:name="P74" style:family="paragraph" style:parent-style-name="Text_20_body">
      <style:paragraph-properties fo:margin-left="0in" fo:margin-right="0in" fo:margin-top="0.1665in" fo:margin-bottom="0in" loext:contextual-spacing="false" style:line-height-at-least="0.2in" fo:text-align="start" style:justify-single-word="false" fo:orphans="2" fo:widows="2" fo:text-indent="0in" style:auto-text-indent="false"/>
      <style:text-properties fo:font-variant="normal" fo:text-transform="none" fo:color="#00000a" style:font-name="Times New Roman3" fo:font-size="14pt" fo:letter-spacing="normal" style:rfc-language-tag="mn-Cyrl-MN" fo:language="mn" fo:script="Cyrl" fo:country="MN" fo:font-style="normal" fo:font-weight="normal"/>
    </style:style>
    <style:style style:name="P75" style:family="paragraph" style:parent-style-name="Text_20_body">
      <style:paragraph-properties fo:margin-left="0in" fo:margin-right="0in" fo:margin-top="0.1665in" fo:margin-bottom="0in" loext:contextual-spacing="false" style:line-height-at-least="0.2in" fo:text-align="start" style:justify-single-word="false" fo:orphans="2" fo:widows="2" fo:text-indent="0in" style:auto-text-indent="false"/>
    </style:style>
    <style:style style:name="P76" style:family="paragraph" style:parent-style-name="Text_20_body">
      <style:paragraph-properties fo:margin-left="0in" fo:margin-right="0in" fo:margin-top="0.1665in" fo:margin-bottom="0.1in" loext:contextual-spacing="false" style:line-height-at-least="0.2in" fo:text-align="start" style:justify-single-word="false" fo:orphans="2" fo:widows="2" fo:text-indent="0in" style:auto-text-indent="false"/>
      <style:text-properties fo:font-variant="normal" fo:text-transform="none" fo:color="#00000a" style:font-name="Times new ron" fo:font-size="14pt" fo:letter-spacing="normal" style:rfc-language-tag="mn-Cyrl-MN" fo:language="mn" fo:script="Cyrl" fo:country="MN" fo:font-style="normal" fo:font-weight="normal"/>
    </style:style>
    <style:style style:name="P77" style:family="paragraph" style:parent-style-name="Text_20_body">
      <style:paragraph-properties fo:margin-left="0in" fo:margin-right="0in" fo:margin-top="0.1665in" fo:margin-bottom="0.1in" loext:contextual-spacing="false" style:line-height-at-least="0.2in" fo:text-align="start" style:justify-single-word="false" fo:orphans="2" fo:widows="2" fo:text-indent="0in" style:auto-text-indent="false"/>
      <style:text-properties fo:font-variant="normal" fo:text-transform="none" fo:color="#00000a" style:font-name="Times New Roman3" fo:font-size="14pt" fo:letter-spacing="normal" style:rfc-language-tag="mn-Cyrl-MN" fo:language="mn" fo:script="Cyrl" fo:country="MN" fo:font-style="normal" fo:font-weight="normal"/>
    </style:style>
    <style:style style:name="P78" style:family="paragraph" style:parent-style-name="Text_20_body">
      <style:paragraph-properties fo:margin-left="0in" fo:margin-right="0in" fo:margin-top="0.1665in" fo:margin-bottom="0.1in" loext:contextual-spacing="false" style:line-height-at-least="0.2in" fo:text-align="start" style:justify-single-word="false" fo:orphans="2" fo:widows="2" fo:text-indent="0in" style:auto-text-indent="false"/>
    </style:style>
    <style:style style:name="P79" style:family="paragraph" style:parent-style-name="Text_20_body" style:list-style-name="L6">
      <style:paragraph-properties fo:margin-top="0in" fo:margin-bottom="0.1in" loext:contextual-spacing="false" style:line-height-at-least="0.198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0" style:family="paragraph" style:parent-style-name="Text_20_body" style:list-style-name="L7">
      <style:paragraph-properties fo:margin-top="0in" fo:margin-bottom="0.1in" loext:contextual-spacing="false" style:line-height-at-least="0.198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1" style:family="paragraph" style:parent-style-name="Text_20_body" style:list-style-name="L8">
      <style:paragraph-properties fo:margin-top="0in" fo:margin-bottom="0.1in" loext:contextual-spacing="false" style:line-height-at-least="0.198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2" style:family="paragraph" style:parent-style-name="Text_20_body" style:list-style-name="L9">
      <style:paragraph-properties fo:margin-top="0in" fo:margin-bottom="0.1in" loext:contextual-spacing="false" style:line-height-at-least="0.198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3" style:family="paragraph" style:parent-style-name="Text_20_body" style:list-style-name="L10">
      <style:paragraph-properties fo:margin-top="0in" fo:margin-bottom="0.1in" loext:contextual-spacing="false" style:line-height-at-least="0.198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4" style:family="paragraph" style:parent-style-name="Text_20_body" style:list-style-name="L11">
      <style:paragraph-properties fo:margin-top="0in" fo:margin-bottom="0in" loext:contextual-spacing="false" style:line-height-at-least="0.2in" fo:text-align="start" style:justify-single-word="false" fo:orphans="2" fo:widows="2"/>
      <style:text-properties fo:font-variant="normal" fo:text-transform="none" fo:color="#00000a" style:font-name="Times New Roman3" fo:font-size="12pt" fo:letter-spacing="normal" style:rfc-language-tag="mn-Cyrl-MN" fo:language="mn" fo:script="Cyrl" fo:country="MN" fo:font-style="normal" fo:font-weight="normal"/>
    </style:style>
    <style:style style:name="P85" style:family="paragraph" style:parent-style-name="Text_20_body">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86" style:family="paragraph" style:parent-style-name="Text_20_body" style:list-style-name="L12">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87" style:family="paragraph" style:parent-style-name="Text_20_body" style:list-style-name="L13">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88" style:family="paragraph" style:parent-style-name="Text_20_body" style:list-style-name="L14">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89" style:family="paragraph" style:parent-style-name="Text_20_body" style:list-style-name="L15">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90" style:family="paragraph" style:parent-style-name="Text_20_body" style:list-style-name="L16">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91" style:family="paragraph" style:parent-style-name="Text_20_body">
      <style:paragraph-properties fo:margin-top="0.1665in" fo:margin-bottom="0.1in" loext:contextual-spacing="false" style:line-height-at-least="0.2in" fo:text-align="center" style:justify-single-word="false"/>
      <style:text-properties fo:color="#00000a" style:font-name="Times New Roman3" fo:font-size="14pt" style:rfc-language-tag="mn-Cyrl-MN" fo:language="mn" fo:script="Cyrl" fo:country="MN" fo:font-weight="normal"/>
    </style:style>
    <style:style style:name="P92" style:family="paragraph" style:parent-style-name="Text_20_body">
      <style:paragraph-properties fo:margin-top="0.1665in" fo:margin-bottom="0.1in" loext:contextual-spacing="false" style:line-height-at-least="0.2in" fo:text-align="start" style:justify-single-word="false"/>
      <style:text-properties fo:color="#00000a" style:font-name="Times New Roman3" fo:font-size="14pt" style:rfc-language-tag="mn-Cyrl-MN" fo:language="mn" fo:script="Cyrl" fo:country="MN" fo:font-weight="bold"/>
    </style:style>
    <style:style style:name="P93" style:family="paragraph" style:parent-style-name="Text_20_body">
      <style:paragraph-properties fo:margin-top="0.1665in" fo:margin-bottom="0.1in" loext:contextual-spacing="false" style:line-height-at-least="0.2in" fo:text-align="start" style:justify-single-word="false"/>
      <style:text-properties fo:color="#00000a" style:font-name="Times New Roman3" fo:font-size="12pt" style:rfc-language-tag="mn-Cyrl-MN" fo:language="mn" fo:script="Cyrl" fo:country="MN" fo:font-weight="normal"/>
    </style:style>
    <style:style style:name="P94" style:family="paragraph" style:parent-style-name="Text_20_body">
      <style:paragraph-properties fo:margin-top="0.1665in" fo:margin-bottom="0.1in" loext:contextual-spacing="false" style:line-height-at-least="0.2in" fo:text-align="start" style:justify-single-word="false"/>
    </style:style>
    <style:style style:name="P95" style:family="paragraph" style:parent-style-name="Text_20_body">
      <style:paragraph-properties fo:margin-top="0.1665in" fo:margin-bottom="0.1in" loext:contextual-spacing="false" style:line-height-at-least="0.198in" fo:text-align="start" style:justify-single-word="false"/>
    </style:style>
    <style:style style:name="P96" style:family="paragraph" style:parent-style-name="Text_20_body">
      <style:paragraph-properties fo:margin-top="0.1665in" fo:margin-bottom="0in" loext:contextual-spacing="false" style:line-height-at-least="0.1701in" fo:text-align="start" style:justify-single-word="false"/>
      <style:text-properties fo:color="#777777" style:font-name="Droid Sans Mono" fo:font-size="12pt" style:rfc-language-tag="mn-Cyrl-MN" fo:language="mn" fo:script="Cyrl" fo:country="MN" fo:font-weight="normal" fo:background-color="#f5f5f5"/>
    </style:style>
    <style:style style:name="P97" style:family="paragraph" style:parent-style-name="Text_20_body">
      <style:paragraph-properties fo:margin-top="0.1665in" fo:margin-bottom="0in" loext:contextual-spacing="false" style:line-height-at-least="0.2in" fo:text-align="start" style:justify-single-word="false"/>
      <style:text-properties fo:color="#777777" style:font-name="Droid Sans Mono" fo:font-size="12pt" style:rfc-language-tag="mn-Cyrl-MN" fo:language="mn" fo:script="Cyrl" fo:country="MN" fo:font-weight="normal" fo:background-color="#f5f5f5"/>
    </style:style>
    <style:style style:name="P98" style:family="paragraph" style:parent-style-name="Text_20_body">
      <style:paragraph-properties fo:margin-top="0.1665in" fo:margin-bottom="0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99" style:family="paragraph" style:parent-style-name="Text_20_body" style:list-style-name="L22">
      <style:paragraph-properties fo:margin-top="0.1665in" fo:margin-bottom="0in" loext:contextual-spacing="false" style:line-height-at-least="0.2in" fo:text-align="start" style:justify-single-word="false"/>
      <style:text-properties fo:color="#00000a" style:font-name="Times New Roman3" fo:font-size="14pt" style:rfc-language-tag="mn-Cyrl-MN" fo:language="mn" fo:script="Cyrl" fo:country="MN" fo:font-weight="normal"/>
    </style:style>
    <style:style style:name="P100" style:family="paragraph" style:parent-style-name="Text_20_body">
      <style:paragraph-properties fo:margin-top="0.1665in" fo:margin-bottom="0in" loext:contextual-spacing="false" style:line-height-at-least="0.1701in" fo:text-align="start" style:justify-single-word="false"/>
      <style:text-properties fo:color="#00000a" style:font-name="Times New Roman3" fo:font-size="12pt" style:rfc-language-tag="mn-Cyrl-MN" fo:language="mn" fo:script="Cyrl" fo:country="MN" fo:font-weight="normal"/>
    </style:style>
    <style:style style:name="P101" style:family="paragraph" style:parent-style-name="Text_20_body">
      <style:paragraph-properties fo:margin-top="0.1665in" fo:margin-bottom="0in" loext:contextual-spacing="false" style:line-height-at-least="0.2in" fo:text-align="start" style:justify-single-word="false"/>
    </style:style>
    <style:style style:name="P102" style:family="paragraph" style:parent-style-name="Text_20_body">
      <style:paragraph-properties fo:margin-top="0.1665in" fo:margin-bottom="0in" loext:contextual-spacing="false" style:line-height-at-least="0.1701in" fo:text-align="start" style:justify-single-word="false"/>
    </style:style>
    <style:style style:name="P103" style:family="paragraph" style:parent-style-name="Heading_20_1" style:master-page-name="Standard">
      <style:paragraph-properties fo:margin-top="0.1665in" fo:margin-bottom="0.0835in" loext:contextual-spacing="false" fo:text-align="center" style:justify-single-word="false" style:page-number="auto"/>
      <style:text-properties fo:color="#00000a" style:font-name="Times New Roman2" fo:font-size="24pt" style:rfc-language-tag="mn-Cyrl-MN" fo:language="mn" fo:script="Cyrl" fo:country="MN" fo:font-weight="normal"/>
    </style:style>
    <style:style style:name="P104" style:family="paragraph" style:parent-style-name="Heading_20_1" style:list-style-name="L4">
      <style:text-properties fo:font-size="12pt" style:rfc-language-tag="mn-Cyrl-MN" fo:language="mn" fo:script="Cyrl" fo:country="MN" officeooo:rsid="003075e4" officeooo:paragraph-rsid="003075e4" style:font-size-asian="10.5pt" style:language-asian="zh" style:country-asian="CN" style:font-size-complex="12pt" style:language-complex="hi" style:country-complex="IN"/>
    </style:style>
    <style:style style:name="P105" style:family="paragraph" style:parent-style-name="Heading_20_1" style:list-style-name="L4">
      <style:text-properties fo:font-size="12pt" style:rfc-language-tag="mn-Cyrl-MN" fo:language="mn" fo:script="Cyrl" fo:country="MN" officeooo:rsid="0033699d" officeooo:paragraph-rsid="0033699d" style:font-size-asian="10.5pt" style:language-asian="zh" style:country-asian="CN" style:font-size-complex="12pt" style:language-complex="hi" style:country-complex="IN"/>
    </style:style>
    <style:style style:name="P106" style:family="paragraph" style:parent-style-name="Heading_20_1" style:list-style-name="L4">
      <style:text-properties fo:font-size="12pt" style:rfc-language-tag="mn-Cyrl-MN" fo:language="mn" fo:script="Cyrl" fo:country="MN" officeooo:rsid="0036e618" officeooo:paragraph-rsid="0036e618" style:font-size-asian="10.5pt" style:language-asian="zh" style:country-asian="CN" style:font-size-complex="12pt" style:language-complex="hi" style:country-complex="IN"/>
    </style:style>
    <style:style style:name="P107" style:family="paragraph" style:parent-style-name="Heading_20_1" style:list-style-name="L4">
      <style:text-properties fo:font-size="12pt" style:rfc-language-tag="mn-Cyrl-MN" fo:language="mn" fo:script="Cyrl" fo:country="MN" officeooo:rsid="007c2a01" officeooo:paragraph-rsid="007c2a01" style:font-size-asian="10.5pt" style:language-asian="zh" style:country-asian="CN" style:font-size-complex="12pt" style:language-complex="hi" style:country-complex="IN"/>
    </style:style>
    <style:style style:name="P108" style:family="paragraph" style:parent-style-name="Heading_20_1">
      <style:text-properties fo:font-size="12pt" style:rfc-language-tag="mn-Cyrl-MN" fo:language="mn" fo:script="Cyrl" fo:country="MN" officeooo:rsid="00395789" officeooo:paragraph-rsid="00395789" style:font-size-asian="12pt" style:language-asian="zh" style:country-asian="CN" style:font-size-complex="12pt" style:language-complex="hi" style:country-complex="IN"/>
    </style:style>
    <style:style style:name="P109" style:family="paragraph" style:parent-style-name="Heading_20_1">
      <style:text-properties style:rfc-language-tag="mn-Cyrl-MN" fo:language="mn" fo:script="Cyrl" fo:country="MN" style:language-asian="zh" style:country-asian="CN" style:language-complex="hi" style:country-complex="IN"/>
    </style:style>
    <style:style style:name="P110" style:family="paragraph" style:parent-style-name="Heading_20_1">
      <style:text-properties style:rfc-language-tag="mn-Cyrl-MN" fo:language="mn" fo:script="Cyrl" fo:country="MN" officeooo:paragraph-rsid="003075e4" style:language-asian="zh" style:country-asian="CN" style:language-complex="hi" style:country-complex="IN"/>
    </style:style>
    <style:style style:name="P111" style:family="paragraph" style:parent-style-name="Heading_20_1" style:list-style-name="L4">
      <style:text-properties style:rfc-language-tag="mn-Cyrl-MN" fo:language="mn" fo:script="Cyrl" fo:country="MN" officeooo:rsid="0033699d" officeooo:paragraph-rsid="0033699d" style:language-asian="zh" style:country-asian="CN" style:language-complex="hi" style:country-complex="IN"/>
    </style:style>
    <style:style style:name="P112" style:family="paragraph" style:parent-style-name="Heading_20_1" style:list-style-name="L4">
      <style:text-properties style:rfc-language-tag="mn-Cyrl-MN" fo:language="mn" fo:script="Cyrl" fo:country="MN" officeooo:rsid="0034cb0d" officeooo:paragraph-rsid="0034cb0d" style:language-asian="zh" style:country-asian="CN" style:language-complex="hi" style:country-complex="IN"/>
    </style:style>
    <style:style style:name="P113" style:family="paragraph" style:parent-style-name="Heading_20_1" style:list-style-name="L4">
      <style:text-properties style:rfc-language-tag="mn-Cyrl-MN" fo:language="mn" fo:script="Cyrl" fo:country="MN" officeooo:paragraph-rsid="007c2a01" style:language-asian="zh" style:country-asian="CN" style:language-complex="hi" style:country-complex="IN"/>
    </style:style>
    <style:style style:name="P114" style:family="paragraph" style:parent-style-name="Heading_20_1">
      <style:text-properties style:rfc-language-tag="mn-Cyrl-MN" fo:language="mn" fo:script="Cyrl" fo:country="MN" officeooo:paragraph-rsid="0081e88a" style:language-asian="zh" style:country-asian="CN" style:language-complex="hi" style:country-complex="IN"/>
    </style:style>
    <style:style style:name="P115" style:family="paragraph" style:parent-style-name="Heading_20_1">
      <style:paragraph-properties fo:margin-left="0in" fo:margin-right="0in" fo:margin-top="0in" fo:margin-bottom="0.0799in" loext:contextual-spacing="false" fo:text-align="start" style:justify-single-word="false" fo:orphans="2" fo:widows="2" fo:text-indent="0in" style:auto-text-indent="false"/>
      <style:text-properties fo:font-variant="normal" fo:text-transform="none" fo:color="#00000a" style:font-name="Times New Roman2" fo:font-size="14pt" fo:letter-spacing="normal" style:rfc-language-tag="mn-Cyrl-MN" fo:language="mn" fo:script="Cyrl" fo:country="MN" fo:font-style="normal" fo:font-weight="normal"/>
    </style:style>
    <style:style style:name="P116" style:family="paragraph" style:parent-style-name="Heading_20_1">
      <style:paragraph-properties fo:margin-left="0in" fo:margin-right="0in" fo:margin-top="0in" fo:margin-bottom="0.0799in" loext:contextual-spacing="false" fo:text-align="start" style:justify-single-word="false" fo:orphans="2" fo:widows="2" fo:text-indent="0in" style:auto-text-indent="false"/>
      <style:text-properties fo:font-variant="normal" fo:text-transform="none" fo:color="#00000a" style:font-name="Times New Roman2" fo:font-size="12pt" fo:letter-spacing="normal" style:rfc-language-tag="mn-Cyrl-MN" fo:language="mn" fo:script="Cyrl" fo:country="MN" fo:font-style="normal" fo:font-weight="normal"/>
    </style:style>
    <style:style style:name="P117" style:family="paragraph" style:parent-style-name="Heading_20_1" style:list-style-name="L10">
      <style:paragraph-properties fo:margin-top="0in" fo:margin-bottom="0.0799in" loext:contextual-spacing="false" fo:text-align="start" style:justify-single-word="false" fo:orphans="2" fo:widows="2"/>
      <style:text-properties fo:font-variant="normal" fo:text-transform="none" fo:color="#00000a" style:font-name="Times New Roman2" fo:font-size="12pt" fo:letter-spacing="normal" style:rfc-language-tag="mn-Cyrl-MN" fo:language="mn" fo:script="Cyrl" fo:country="MN" fo:font-style="normal" fo:font-weight="normal"/>
    </style:style>
    <style:style style:name="P118" style:family="paragraph" style:parent-style-name="Heading_20_1" style:list-style-name="L10">
      <style:paragraph-properties fo:margin-top="0in" fo:margin-bottom="0.0799in" loext:contextual-spacing="false" fo:text-align="start" style:justify-single-word="false" fo:orphans="2" fo:widows="2"/>
      <style:text-properties fo:font-variant="normal" fo:text-transform="none" fo:color="#00000a" style:font-name="Times New Roman2" fo:font-size="14pt" fo:letter-spacing="normal" style:rfc-language-tag="mn-Cyrl-MN" fo:language="mn" fo:script="Cyrl" fo:country="MN" fo:font-style="normal" fo:font-weight="normal"/>
    </style:style>
    <style:style style:name="P119" style:family="paragraph" style:parent-style-name="Heading_20_1">
      <style:paragraph-properties fo:margin-top="0in" fo:margin-bottom="0.0799in" loext:contextual-spacing="false" fo:text-align="start" style:justify-single-word="false"/>
      <style:text-properties fo:color="#00000a" style:font-name="Times New Roman2" fo:font-size="18pt" style:rfc-language-tag="mn-Cyrl-MN" fo:language="mn" fo:script="Cyrl" fo:country="MN" fo:font-weight="normal"/>
    </style:style>
    <style:style style:name="P120" style:family="paragraph" style:parent-style-name="Heading_20_1">
      <style:paragraph-properties fo:margin-top="0in" fo:margin-bottom="0.0799in" loext:contextual-spacing="false" fo:text-align="start" style:justify-single-word="false"/>
      <style:text-properties fo:color="#00000a" style:font-name="Times New Roman2" fo:font-size="14pt" style:rfc-language-tag="mn-Cyrl-MN" fo:language="mn" fo:script="Cyrl" fo:country="MN" fo:font-weight="normal"/>
    </style:style>
    <style:style style:name="P121" style:family="paragraph" style:parent-style-name="Heading_20_1">
      <style:paragraph-properties fo:margin-top="0in" fo:margin-bottom="0.0799in" loext:contextual-spacing="false" fo:text-align="center" style:justify-single-word="false"/>
      <style:text-properties fo:color="#000000" style:font-name="Verdana" fo:font-size="7pt" style:rfc-language-tag="mn-Cyrl-MN" fo:language="mn" fo:script="Cyrl" fo:country="MN" fo:font-style="italic" fo:font-weight="normal"/>
    </style:style>
    <style:style style:name="P122" style:family="paragraph" style:parent-style-name="Heading_20_1">
      <style:paragraph-properties fo:margin-top="0in" fo:margin-bottom="0.0799in" loext:contextual-spacing="false" fo:text-align="center" style:justify-single-word="false"/>
    </style:style>
    <style:style style:name="T1" style:family="text">
      <style:text-properties fo:font-size="18pt" style:font-size-asian="18pt"/>
    </style:style>
    <style:style style:name="T2" style:family="text">
      <style:text-properties fo:font-size="18pt" officeooo:rsid="001a114a" style:font-size-asian="18pt"/>
    </style:style>
    <style:style style:name="T3" style:family="text">
      <style:text-properties style:rfc-language-tag="mn-Cyrl-MN" fo:language="mn" fo:script="Cyrl" fo:country="MN" style:language-asian="zh" style:country-asian="CN" style:language-complex="hi" style:country-complex="IN"/>
    </style:style>
    <style:style style:name="T4" style:family="text">
      <style:text-properties officeooo:rsid="001bfeff"/>
    </style:style>
    <style:style style:name="T5" style:family="text">
      <style:text-properties officeooo:rsid="00232416"/>
    </style:style>
    <style:style style:name="T6" style:family="text">
      <style:text-properties officeooo:rsid="002f596b"/>
    </style:style>
    <style:style style:name="T7" style:family="text">
      <style:text-properties officeooo:rsid="003075e4"/>
    </style:style>
    <style:style style:name="T8" style:family="text">
      <style:text-properties fo:font-size="12pt"/>
    </style:style>
    <style:style style:name="T9" style:family="text">
      <style:text-properties fo:font-size="12pt" style:font-size-asian="10.5pt" style:font-size-complex="12pt"/>
    </style:style>
    <style:style style:name="T10" style:family="text">
      <style:text-properties fo:font-size="12pt" officeooo:rsid="003075e4" style:font-size-asian="10.5pt" style:font-size-complex="12pt"/>
    </style:style>
    <style:style style:name="T11" style:family="text">
      <style:text-properties fo:font-size="12pt" officeooo:rsid="00323b5f" style:font-size-asian="10.5pt" style:font-size-complex="12pt"/>
    </style:style>
    <style:style style:name="T12" style:family="text">
      <style:text-properties fo:font-size="12pt" officeooo:rsid="0034cb0d" style:font-size-asian="10.5pt" style:font-size-complex="12pt"/>
    </style:style>
    <style:style style:name="T13" style:family="text">
      <style:text-properties fo:font-size="12pt" officeooo:rsid="0035efad" style:font-size-asian="10.5pt" style:font-size-complex="12pt"/>
    </style:style>
    <style:style style:name="T14" style:family="text">
      <style:text-properties fo:font-size="12pt" officeooo:rsid="00395789" style:font-size-asian="10.5pt" style:font-size-complex="12pt"/>
    </style:style>
    <style:style style:name="T15" style:family="text">
      <style:text-properties fo:font-size="12pt" officeooo:rsid="00433405" style:font-size-asian="10.5pt" style:font-size-complex="12pt"/>
    </style:style>
    <style:style style:name="T16" style:family="text">
      <style:text-properties fo:font-size="12pt" officeooo:rsid="007c2a01" style:font-size-asian="10.5pt" style:font-size-complex="12pt"/>
    </style:style>
    <style:style style:name="T17" style:family="text">
      <style:text-properties fo:font-size="12pt" fo:background-color="transparent" loext:char-shading-value="0"/>
    </style:style>
    <style:style style:name="T18" style:family="text">
      <style:text-properties officeooo:rsid="0033699d"/>
    </style:style>
    <style:style style:name="T19" style:family="text">
      <style:text-properties officeooo:rsid="003a3aab"/>
    </style:style>
    <style:style style:name="T20" style:family="text">
      <style:text-properties officeooo:rsid="00433405"/>
    </style:style>
    <style:style style:name="T21" style:family="text">
      <style:text-properties text:display="none"/>
    </style:style>
    <style:style style:name="T22" style:family="text">
      <style:text-properties officeooo:rsid="0049ffe7"/>
    </style:style>
    <style:style style:name="T23" style:family="text">
      <style:text-properties officeooo:rsid="001a114a"/>
    </style:style>
    <style:style style:name="T24" style:family="text">
      <style:text-properties officeooo:rsid="002fe416"/>
    </style:style>
    <style:style style:name="T25" style:family="text">
      <style:text-properties officeooo:rsid="004173e6"/>
    </style:style>
    <style:style style:name="T26" style:family="text">
      <style:text-properties officeooo:rsid="004efe7e"/>
    </style:style>
    <style:style style:name="T27" style:family="text">
      <style:text-properties officeooo:rsid="0050bbd5"/>
    </style:style>
    <style:style style:name="T28" style:family="text">
      <style:text-properties officeooo:rsid="00520dd5"/>
    </style:style>
    <style:style style:name="T29" style:family="text">
      <style:text-properties officeooo:rsid="00584d7b"/>
    </style:style>
    <style:style style:name="T30" style:family="text">
      <style:text-properties officeooo:rsid="005fcb1a"/>
    </style:style>
    <style:style style:name="T31" style:family="text">
      <style:text-properties officeooo:rsid="0062ba9e"/>
    </style:style>
    <style:style style:name="T32" style:family="text">
      <style:text-properties officeooo:rsid="00642aef"/>
    </style:style>
    <style:style style:name="T33" style:family="text">
      <style:text-properties officeooo:rsid="0065d683"/>
    </style:style>
    <style:style style:name="T34" style:family="text">
      <style:text-properties officeooo:rsid="00680a6d"/>
    </style:style>
    <style:style style:name="T35" style:family="text">
      <style:text-properties officeooo:rsid="00699a86"/>
    </style:style>
    <style:style style:name="T36" style:family="text">
      <style:text-properties officeooo:rsid="006c2748"/>
    </style:style>
    <style:style style:name="T37" style:family="text">
      <style:text-properties officeooo:rsid="0070b411"/>
    </style:style>
    <style:style style:name="T38" style:family="text">
      <style:text-properties officeooo:rsid="007400d4"/>
    </style:style>
    <style:style style:name="T39" style:family="text">
      <style:text-properties officeooo:rsid="0075470d"/>
    </style:style>
    <style:style style:name="T40" style:family="text">
      <style:text-properties officeooo:rsid="007c31cc"/>
    </style:style>
    <style:style style:name="T41" style:family="text">
      <style:text-properties officeooo:rsid="007e483e"/>
    </style:style>
    <style:style style:name="T42" style:family="text">
      <style:text-properties fo:background-color="transparent" loext:char-shading-value="0"/>
    </style:style>
    <style:style style:name="T43" style:family="text">
      <style:text-properties fo:font-size="14pt"/>
    </style:style>
    <style:style style:name="T44" style:family="text">
      <style:text-properties fo:font-size="14pt" fo:background-color="transparent" loext:char-shading-value="0"/>
    </style:style>
    <style:style style:name="T45" style:family="text">
      <style:text-properties fo:color="#00000a" style:font-name="Times New Roman2" fo:font-size="14pt" style:rfc-language-tag="mn-Cyrl-MN" fo:language="mn" fo:script="Cyrl" fo:country="MN"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writing-mode="lr-t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text:span text:style-name="T2">Лаборатори №1</text:span></text:h>
      <text:p text:style-name="P91">Д.Самдан</text:p>
      <text:p text:style-name="P91"><text:span text:style-name="T42">ХШУИС</text:span>, ПХ-ийн 3-р <text:span text:style-name="T42">түвшин</text:span> 16b1seas2873, pri.samdan@gmail.com</text:p>
      <text:h text:style-name="P119" text:outline-level="1">1. ОРШИЛ</text:h>
      <text:p text:style-name="P85">Эхний лабораторийн хичээлээр C хэлнийхээ мэдлэгээ сэргээж, C++ хэлтэй танилцсан С++-ийн стандарт оролт / гаралтын санг (“iosteam”) <text:span text:style-name="T42">ашиглаж</text:span> <text:span text:style-name="T42">боддогийн</text:span> утгуудыг гараас авах болон бодлогын хариуг <text:span text:style-name="T42">дэлгэцэд</text:span> <text:span text:style-name="T42">гаргасан</text:span>. Өгөгдсөн бодлогуудыг бодоход хэрэглэгчийн <text:span text:style-name="T42">функцуудийг</text:span> ашиглан, түүндээ оновчтой тайлбаруудыг бичсэн.</text:p>
      <text:h text:style-name="P119" text:outline-level="1">2. ЗОРИЛГО</text:h>
      <text:p text:style-name="P85">C-ийн мэдлэгээ сэргээсэн</text:p>
      <text:list xml:id="list2910188855" text:style-name="L12">
        <text:list-item>
          <text:p text:style-name="P86">Хувьсагч, хувьсагч зарлах (int n, int a[n], double a гэх мэт)</text:p>
        </text:list-item>
        <text:list-item>
          <text:p text:style-name="P86">Нөхцөл шалгах (if (), else if (), else)</text:p>
        </text:list-item>
        <text:list-item>
          <text:p text:style-name="P86">Хүснэгт (array)</text:p>
        </text:list-item>
        <text:list-item>
          <text:p text:style-name="P86">Давталтуудаа сэргээсэн (for loop)</text:p>
        </text:list-item>
      </text:list>
      <text:p text:style-name="P85">C++-ийн стандарт оролт / гаралтын санг ашиглан өгөгдлөө оруулж, дэлгэц <text:span text:style-name="T42">рүү</text:span> гаргасан.</text:p>
      <text:list xml:id="list2298238394" text:style-name="L13">
        <text:list-item>
          <text:p text:style-name="P87">stdio.h ийн оронд iostream-<text:span text:style-name="T42">ийг</text:span> <text:span text:style-name="T42">ашигласан</text:span></text:p>
        </text:list-item>
      </text:list>
      <text:p text:style-name="P85">Бодлогыг бодоход хэрэглэгчийн функц бичсэн</text:p>
      <text:list xml:id="list3842789506" text:style-name="L14">
        <text:list-item>
          <text:p text:style-name="P88">Нэг үйлдэл хийх функц тодорхойлох.</text:p>
        </text:list-item>
        <text:list-item>
          <text:p text:style-name="P88">Тухайн функцийг тайлбарласан тайлбар.</text:p>
          <text:list>
            <text:list-item>
              <text:p text:style-name="P88">Зорилго, параметр, буцах утгыг агуулна.</text:p>
            </text:list-item>
          </text:list>
        </text:list-item>
        <text:list-item>
          <text:p text:style-name="P88">Кодыг нь бичнэ.</text:p>
        </text:list-item>
      </text:list>
      <text:p text:style-name="P85">Ирээдүйд ашиглах болон бусад хүмүүст зориулж тайлбар бичих.</text:p>
      <text:list xml:id="list468894365" text:style-name="L15">
        <text:list-item>
          <text:p text:style-name="P89">Хэрэгцээтэй мөрүүдийн дээр оновчтой тайлбар бичнэ.</text:p>
        </text:list-item>
      </text:list>
      <text:h text:style-name="P119" text:outline-level="1">3. ОНОЛЫН СУДАЛГАА</text:h>
      <text:list xml:id="list2988509342" text:style-name="L16">
        <text:list-item>
          <text:p text:style-name="P90">Хувьсагч</text:p>
          <text:p text:style-name="P90"><text:soft-page-break/>П<text:span text:style-name="T42">рограм</text:span> ажиж байх үед өөрчлөгдөж байгаа өгөгдлийг <text:span text:style-name="T42">хадгалах</text:span> санах ойн үүрийг хэлнэ.</text:p>
        </text:list-item>
        <text:list-item>
          <text:p text:style-name="P90">If-Else</text:p>
        </text:list-item>
      </text:list>
      <text:h text:style-name="P120" text:outline-level="1">C++ объектын тухайн утга ямар <text:span text:style-name="T42">байгаагаас</text:span> хамаарч өөр өөр үйлдэл хийх бол тохирох сонголтын хийхдээ <text:span text:style-name="T42">ашиглан</text:span>. [1]</text:h>
      <text:h text:style-name="P120" text:outline-level="1">For loop</text:h>
      <text:h text:style-name="P120" text:outline-level="1">Програмд зарим командыг олон удаа давтах хэрэгцээ гарах ба ийм үед for давталт <text:span text:style-name="T42">ашиглан</text:span> үүнд:[1]</text:h>
      <text:h text:style-name="P120" text:outline-level="1">for (initialization; condition; update-expression) {</text:h>
      <text:h text:style-name="P120" text:outline-level="1">// давтагдах <text:span text:style-name="T42">үйлдлүүд</text:span></text:h>
      <text:h text:style-name="P120" text:outline-level="1">}</text:h>
      <text:h text:style-name="P120" text:outline-level="1">Хүснэгт</text:h>
      <text:h text:style-name="P119" text:outline-level="1"><text:span text:style-name="T43">Хүснэгт бүр нэр, төрөлтэй.Тэр </text:span><text:span text:style-name="T44">нэрний </text:span><text:span text:style-name="T43">хойноос хүснэгтийн оператор гэгдэх [] дунд </text:span><text:span text:style-name="T44">хаалтад</text:span> <text:span text:style-name="T43">бичиж өгөх эерэг бүхэл тоон дугаараас тогтоно. Бүхэл тоон а гэсэн10 элементтэй хүснэгт </text:span><text:span text:style-name="T44">үүсгэхэд</text:span><text:span text:style-name="T43">[1]:</text:span></text:h>
      <text:h text:style-name="P120" text:outline-level="1">Int a[10]</text:h>
      <text:h text:style-name="P120" text:outline-level="1">iostream.h</text:h>
      <text:h text:style-name="P120" text:outline-level="1">С++ хэлэнд оролтын төхөөрөмжөөс авч <text:span text:style-name="T42">компьютер-ийн</text:span> ой <text:span text:style-name="T42">руу</text:span> хийх эсвэл ойгоос авч гаралтын төхөөрөмж <text:span text:style-name="T42">рүү</text:span> гаргах өгөгдлийн цувааг stream буюу урсгал гэх ба ийм урсгалыг класс хэлбэрээр програмчилсан байдаг. Iostream.h толгой файл дотор оролт гаралтын үйлд холбогдох cin, cout объектуудыг үүсгэсэн байдаг.[1]</text:h>
      <text:h text:style-name="P120" text:outline-level="1">Хэрэглэгчийн функц</text:h>
      <text:h text:style-name="P120" text:outline-level="1">Том программыг ихэвчлэн олон функцэд хувааж бичдэг. Програм хөгжүүлэгчийн хэрэглэх <text:span text:style-name="T42">функцийг</text:span> хэрэглэгчийн функц гэх ба ийм функц нь нэр, буцаах утга, авах параметртэй байна[1]. Void функц нь утга <text:span text:style-name="T42">буцаахгүйгээрээ</text:span> онцлогтой.</text:h>
      <text:h text:style-name="P119" text:outline-level="1">4. ХЭРЭГЖҮҮЛЭЛТ</text:h>
      <text:p text:style-name="P92">1-р бодлого</text:p>
      <text:p text:style-name="P96">15: int findMax(int a, int b, int c)</text:p>
      <text:p text:style-name="P96">16: {</text:p>
      <text:p text:style-name="P96">17: // а тоо хамгийн их</text:p>
      <text:p text:style-name="P96">18: if (a &gt;= b &amp;&amp; a &gt;= c)</text:p>
      <text:p text:style-name="P96"><text:soft-page-break/>19: return a;</text:p>
      <text:p text:style-name="P96">20: // b тоо хамгийн их</text:p>
      <text:p text:style-name="P96">21: else if (b &gt;= a &amp;&amp; b &gt;= c)</text:p>
      <text:p text:style-name="P96">22: return b;</text:p>
      <text:p text:style-name="P96">23: // c тоо хамгийн их</text:p>
      <text:p text:style-name="P96">24: else</text:p>
      <text:p text:style-name="P96">25: return c;</text:p>
      <text:p text:style-name="P96">26: }</text:p>
      <text:p text:style-name="P85">гэх хэрэглэгчийн функц энэ бодлого бодоход чухал үүрэгтэй. Энэ хэрэглэгчийн функц нь <text:span text:style-name="T42">гурван</text:span> бүхэл 3 тоог авах ба тэдгээрийг a, b, c гэж нэрлэж. Тэдгээрийг if, else if, else <text:span text:style-name="T42">ийг</text:span> <text:span text:style-name="T42">ашиглаж</text:span> хамгийн их тоог <text:span text:style-name="T42">олж</text:span> буцаана.</text:p>
      <text:p text:style-name="P94"/>
      <text:p text:style-name="P95"><draw:frame draw:style-name="fr1" draw:name="Frame1" text:anchor-type="paragraph" svg:width="4.7799in" draw:z-index="0"><draw:text-box fo:min-height="0.8402in"><text:p text:style-name="Text_20_body"/></draw:text-box></draw:frame></text:p>
      <text:h text:style-name="P121" text:outline-level="1">Illustration 1: Зураг 1</text:h>
      <text:p text:style-name="P95"/>
      <text:p text:style-name="P94"/>
      <text:p text:style-name="P94"/>
      <text:p text:style-name="P94"/>
      <text:p text:style-name="P85">Гараас 12, 8, 9 гэсэн утгуудыг аваад findMax гэсэн функц дуудаж хамгийн их тоог нь буцааж түүнийг хэвлэнэ.</text:p>
      <text:p text:style-name="P92">2-р бодлого</text:p>
      <text:p text:style-name="P97">14: int find(int a[], int n, bool condition)</text:p>
      <text:p text:style-name="P97">15: {</text:p>
      <text:p text:style-name="P97">17: int num = a[0];</text:p>
      <text:p text:style-name="P97">20: for (int i = 1; i &lt; n; i++)</text:p>
      <text:p text:style-name="P97">21: {</text:p>
      <text:p text:style-name="P97">25: if (num &lt;= a[i] &amp;&amp; condition)</text:p>
      <text:p text:style-name="P97"><text:soft-page-break/>26: num = a[i];</text:p>
      <text:p text:style-name="P97">28: if (num &gt;= a[i] &amp;&amp; !condition)</text:p>
      <text:p text:style-name="P97">29: num = a[i];</text:p>
      <text:p text:style-name="P97">30: }</text:p>
      <text:p text:style-name="P97">32: return num;</text:p>
      <text:p text:style-name="P97">33: }</text:p>
      <text:p text:style-name="P98">n <text:span text:style-name="T42">хэмжээтэй</text:span> а хүснэгтээс condition-<text:span text:style-name="T42">оос</text:span> хамааран хамгийн их эсвэл бага хүснэгтийн утгыг олж буцаана.</text:p>
      <text:list xml:id="list3371378889" text:style-name="L22">
        <text:list-item>
          <text:p text:style-name="P99">Эхлээд хамгийн урд байгаа элементийг хамгийн их / бага үзээд, for давталт ашиглан дараа <text:span text:style-name="T42">дараахын</text:span> <text:span text:style-name="T42">элементтэй</text:span> <text:span text:style-name="T42">харилцуулна</text:span>.</text:p>
        </text:list-item>
        <text:list-item>
          <text:p text:style-name="P99">Хэрэв condition true үед 25-р мөр дээр num <text:span text:style-name="T42">аас</text:span> их а хүснэгтийн i дахь элементийн утгыг num-д өгнө. Мөн энэ үед 28-р мөр буюу бага элемент олох if нөхцөл !condition буюу !true =&gt; false учир <text:span text:style-name="T42">ажиллахгүй</text:span>.</text:p>
        </text:list-item>
        <text:list-item>
          <text:p text:style-name="P99">False үед дээр <text:span text:style-name="T42">үйлдэлэлийн</text:span> багийг олон 28-29 <text:span text:style-name="T42">мөр</text:span> <text:span text:style-name="T42">ажилч</text:span>, 25-26 мөр if нөхцөлд false байгаа учир <text:span text:style-name="T42">ажиглахгүй</text:span>.</text:p>
        </text:list-item>
      </text:list>
      <text:p text:style-name="P101"/>
      <text:p text:style-name="P85">Оролт-</text:p>
      <text:p text:style-name="P85">4 – хүснэгтийн хэмжээ</text:p>
      <text:p text:style-name="P85">1 – учир тухай хүснэгтийн хамгийн их утгыг олно</text:p>
      <text:p text:style-name="P85">12 3 2 7 – хүснэгтийн утгууд</text:p>
      <text:p text:style-name="P85">Үйлдэл-</text:p>
      <text:p text:style-name="P85">дээр дурдсан find функцийг дуудан хамгийн их элементээ олно</text:p>
      <text:p text:style-name="P85">Гаралт-</text:p>
      <text:p text:style-name="P85">12 хүснэгтийн хамгийг их утга</text:p>
      <text:p text:style-name="P92">3-бодлого</text:p>
      <text:p text:style-name="P96">20: for (int i = 0; i &lt; n; i++)</text:p>
      <text:p text:style-name="P96">21: {</text:p>
      <text:p text:style-name="P96"><text:soft-page-break/>22: if (a[i] % 2 == 0)</text:p>
      <text:p text:style-name="P96">23: {</text:p>
      <text:p text:style-name="P96">24: j++;</text:p>
      <text:p text:style-name="P96">25: }</text:p>
      <text:p text:style-name="P96">26: }</text:p>
      <text:p text:style-name="P100">20-26 <text:span text:style-name="T42">аас</text:span> мөр нь хавсралтын 3-р Бодоогийн 14-р мөрдөх count_even гэсэн функцийн гол хэсэг ба энэ 7 мөр код нь хэрэглэгчийн өгсөн өгсөг n хэмжээтэй а хүснэгтийг for давталт ашиглан бүх элетентрүү хандаж 22-р мөр дээр тухайн хандсан i дахь элементийг %2т хувааж үлдэгдлийн 0-<text:span text:style-name="T42">тэй</text:span> тэнцүү хэсгийг шалгаж, тэнцүү буюу тэгш үед j буюу тэгш элементийн тоог 1 ээр нэмнэ.</text:p>
      <text:p text:style-name="P102"/>
      <text:p text:style-name="P102"/>
      <text:p text:style-name="P94"/>
      <text:p text:style-name="P94"/>
      <text:p text:style-name="P85">Оролт-</text:p>
      <text:p text:style-name="P85">5 – хүснэгтийн хэмжээ</text:p>
      <text:p text:style-name="P85">1 2 3 4 5 – хүснэгтийн утгууд</text:p>
      <text:p text:style-name="P85">Үйлдэл-</text:p>
      <text:p text:style-name="P85">Гараас оруулсан хүснэгтээ count_even <text:span text:style-name="T42">функцэд</text:span> өгөөд түүнээс тэгш элементийн тоог буцна</text:p>
      <text:p text:style-name="P85">Гаралт-</text:p>
      <text:p text:style-name="P85">2 – функцээс буцаж ирсэн утга</text:p>
      <text:p text:style-name="P94"/>
      <text:p text:style-name="P94"/>
      <text:p text:style-name="P92">4-р бодлого</text:p>
      <text:p text:style-name="P97">20: for (int i = 0; i &lt; n; i++)</text:p>
      <text:p text:style-name="P97">21: {</text:p>
      <text:p text:style-name="P97">22: if (a[i] % 2 == 1)н</text:p>
      <text:p text:style-name="P97"><text:soft-page-break/>23: {</text:p>
      <text:p text:style-name="P97">24: sum += a[i];</text:p>
      <text:p text:style-name="P97">25: j++;</text:p>
      <text:p text:style-name="P97">26: }</text:p>
      <text:p text:style-name="P97">27: }</text:p>
      <text:p text:style-name="P93">20-27 мөр нь хэрэглэгчийн өгсөн n хэмжээтэй а хүснэгтийн элемент <text:span text:style-name="T42">рүү</text:span> for давталт ашиглан хандаж тухайн i дахь элемент 2т хуваан үлдэгдэл нь 1 буюу сондгой үед sum дээр a[i]-ийн утгыг нэмнэ болон j болох хэдэн сондгой элемент байгааг заах тоолуурыг нэгээр нэмнэ.</text:p>
      <text:p text:style-name="P97">30: if (j == 0)</text:p>
      <text:p text:style-name="P97">31: return 0;</text:p>
      <text:p text:style-name="P97">32: else</text:p>
      <text:p text:style-name="P97">33: return sum / j;</text:p>
      <text:p text:style-name="P85">33-р мөр дээр дээр олсон нийлбэр sum-<text:span text:style-name="T42">ийг</text:span> ний сондгой тооны тоо j-ээр хувааж арифметик дунджийг буцаана.</text:p>
      <text:p text:style-name="P85">Тоог 0 хувааж болохгүй учир 30-р мөр дээр j нь 0 гэж шалгаж мөн тохиолдолд 0 <text:span text:style-name="T42">ийг</text:span> буцаана.</text:p>
      <text:p text:style-name="P85">13: double odd_average(int a[], int n)</text:p>
      <text:p text:style-name="P85">энэ функц арифметик дунджийг бодож буцаах учир буцах утга бутархайтай байж болох ба функцийн буцах утгын төрөл double байна.</text:p>
      <text:p text:style-name="P94"/>
      <text:p text:style-name="P94"/>
      <text:p text:style-name="P94"/>
      <text:p text:style-name="P85">Оролт-</text:p>
      <text:p text:style-name="P85">6 – хүснэгтийн хэмжээ</text:p>
      <text:p text:style-name="P85">1 4 7 9 84 8 – хүснэгтийн утгууд</text:p>
      <text:p text:style-name="P85">Үйлдэл-</text:p>
      <text:p text:style-name="P85">Гараас оруулсан хүснэгтээ odd_average <text:span text:style-name="T42">функцэд</text:span> өгөөд түүнээс сондгой элементүүдийн арифметик дунджийг буцаана.</text:p>
      <text:p text:style-name="P85"><text:soft-page-break/>1 + 7 + 9 / 3 = 17 / 3 = 5.66667</text:p>
      <text:p text:style-name="P85">Гаралт-</text:p>
      <text:p text:style-name="P85">5.66667 – функцээс буцаж ирсэн утга</text:p>
      <text:p text:style-name="P92">5-р <text:span text:style-name="T42">бодлого</text:span></text:p>
      <text:p text:style-name="P85">14: int findOron(int n)</text:p>
      <text:p text:style-name="P85">15: {</text:p>
      <text:p text:style-name="P85">16: int j = 0;</text:p>
      <text:p text:style-name="P85">19: if (n &lt; 0)</text:p>
      <text:p text:style-name="P85">20: n = -n;</text:p>
      <text:p text:style-name="P85">23: if (n &gt;= 0 &amp;&amp; n &lt; 10)</text:p>
      <text:p text:style-name="P85">24: return 1;</text:p>
      <text:p text:style-name="P85">25: else</text:p>
      <text:p text:style-name="P85">26: {</text:p>
      <text:p text:style-name="P85">28: while (n &gt;= 1)</text:p>
      <text:p text:style-name="P85">29: {</text:p>
      <text:p text:style-name="P85">31: n = n / 10;</text:p>
      <text:p text:style-name="P85">33: ++j;</text:p>
      <text:p text:style-name="P85">34: }</text:p>
      <text:p text:style-name="P85">36: return j;</text:p>
      <text:p text:style-name="P85">37: }</text:p>
      <text:p text:style-name="P85">38: }</text:p>
      <text:p text:style-name="P85">Энэ функц нь хэрэглэгчийн өгсөн тоо хэдэн оронтой байгааг <text:span text:style-name="T42">олж</text:span> хэрэглэгч <text:span text:style-name="T42">рүү</text:span> буцаана. J гэсэн оронгийн тоолуур зарлаж 0 гэсэн анхны утга олгоно. While давталт ашиглан өгөгдсөн n тоо 1-<text:span text:style-name="T42">тэй</text:span> тэнцүү болон их үед j тоолуурын утгыг 1-р <text:span text:style-name="T42">нэмнэж</text:span>, n тоо 10т хувааж оронгийн нэгээр багасгана. While-ийн нөхцөл худал болсон тохиолдолд 36-р мөрт буцаана.</text:p>
      <text:p text:style-name="P94"/>
      <text:p text:style-name="P85"><text:soft-page-break/>50: int *findNums(int n, int a)</text:p>
      <text:p text:style-name="P85">51: {</text:p>
      <text:p text:style-name="P85">53: int *b = (int *)malloc(sizeof(n) * a);</text:p>
      <text:p text:style-name="P85">56: if (n &lt; 0)</text:p>
      <text:p text:style-name="P85">57: n = -n;</text:p>
      <text:p text:style-name="P85">60: for (int i = 0; i &lt; a; i++)</text:p>
      <text:p text:style-name="P85">61: {</text:p>
      <text:p text:style-name="P85">63: int num = n % 10;</text:p>
      <text:p text:style-name="P85">66: n /= 10;</text:p>
      <text:p text:style-name="P85">69: *(b + i) = num;</text:p>
      <text:p text:style-name="P85">70: }</text:p>
      <text:p text:style-name="P85">72: return b;</text:p>
      <text:p text:style-name="P85">73: }</text:p>
      <text:p text:style-name="P85">энэ функц нь хэрэглэгчийн өгсөн өгсөн n тоо болон дээр дурдсан findOron функцээс буцаж ирсэн оронгийн тоог авч malloc-р <text:span text:style-name="T42">зарласан</text:span> хүснэгтийн эхний элементийг буцаана. 53-р мөрт <text:span text:style-name="T42">хаяган</text:span> <text:span text:style-name="T42">хувьсагч</text:span> зарлаж түүнд malloc <text:span text:style-name="T42">оор</text:span> оронгийн тоотой тэнцэх хүснэгт <text:span text:style-name="T42">үүсгэсэн</text:span>. 60-70 мөрт for давталт ашиглан n тооны <text:span text:style-name="T42">оронго</text:span> олоод 63-р мөр, <text:span text:style-name="T42">зарласан</text:span> <text:span text:style-name="T42">хүснэгтэд</text:span> <text:span text:style-name="T42">хадгалж</text:span> байна.</text:p>
      <text:p text:style-name="P94"/>
      <text:p text:style-name="P94"/>
      <text:p text:style-name="P94"/>
      <text:p text:style-name="P85">Оролт-</text:p>
      <text:p text:style-name="P85">1254 – n тоо</text:p>
      <text:p text:style-name="P85">Үйлдэл-</text:p>
      <text:p text:style-name="P85">эхлээд findOron функц дуудан 1254 гэсэн тоо хэдэн оронтойг тодорхойлж а гэсэн <text:span text:style-name="T42">хувьсагчид</text:span> хадгална. Дараан нь findNums функц дуудан 1254 болон а-г <text:span text:style-name="T42">дагжуулан</text:span> 1254-н цифрүүдийг <text:span text:style-name="T42">хадгалсан</text:span> хүснэгтийн заагч буцаж ирнэ. Түүнийг хэвлэнэ.</text:p>
      <text:p text:style-name="P85"><text:soft-page-break/>Гаралт-</text:p>
      <text:p text:style-name="P85">1 2 5 4 – <text:span text:style-name="T42">хэвэлэг</text:span> n тооны цифрүүд</text:p>
      <text:h text:style-name="P119" text:outline-level="1">5. ДҮГНЭЛТ</text:h>
      <text:p text:style-name="P93">C хэл дээр үзэж байсан ойлголтуудаа бататгаж аван. Түүн дээр хэрэглэгчийн функц, тайлбарын хэрэглээ, утга учрыг илүү гүнзигүүрэн ойлгосон. Энэ нь ирээдүй лабораторийн ажлуудад эмнэх цэгцтэй, бусад хүмүүст ойлгомжтой код бичих сурсан.</text:p>
      <text:h text:style-name="P119" text:outline-level="1">6. АШИГЛАСАН МАТЕРИАЛ</text:h>
      <text:p text:style-name="P85">1. Объект хандлагат технологийн С++ програмчлал, Ж.Пүрэв, 2008, Улаанбаатар.</text:p>
      <text:h text:style-name="P119" text:outline-level="1">7. ХАВСРАЛТ</text:h>
      <text:h text:style-name="P120" text:outline-level="1">1-р бодлого</text:h>
      <text:p text:style-name="P72">File: 1main.cpp</text:p>
      <text:p text:style-name="P72">01: #include &lt;iostream&gt;</text:p>
      <text:p text:style-name="P72">02: using namespace std;</text:p>
      <text:p text:style-name="P72">03:</text:p>
      <text:p text:style-name="P72">04: /*</text:p>
      <text:p text:style-name="P72">05: Өгөгдсөн гурван тооны хамгийн ихийг нь олно</text:p>
      <text:p text:style-name="P72">06:</text:p>
      <text:p text:style-name="P72">07: Params:</text:p>
      <text:p text:style-name="P72">08: int a - тоо</text:p>
      <text:p text:style-name="P72">09: int b - тоо</text:p>
      <text:p text:style-name="P72">10: int c - тоо</text:p>
      <text:p text:style-name="P72">11:</text:p>
      <text:p text:style-name="P72">12: Return:</text:p>
      <text:p text:style-name="P72">13: Гурван тооны хамгийн их утга</text:p>
      <text:p text:style-name="P72">14: */</text:p>
      <text:p text:style-name="P72">15: int findMax(int a, int b, int c)</text:p>
      <text:p text:style-name="P72"><text:soft-page-break/>16: {</text:p>
      <text:p text:style-name="P72">17: // а тоо хамгийн их</text:p>
      <text:p text:style-name="P72">18: if (a &gt;= b &amp;&amp; a &gt;= c)</text:p>
      <text:p text:style-name="P72">19: return a;</text:p>
      <text:p text:style-name="P72">20: // b тоо хамгийн их</text:p>
      <text:p text:style-name="P72">21: else if (b &gt;= a &amp;&amp; b &gt;= c)</text:p>
      <text:p text:style-name="P72">22: return b;</text:p>
      <text:p text:style-name="P72">23: // c тоо хамгийн их</text:p>
      <text:p text:style-name="P72">24: else</text:p>
      <text:p text:style-name="P72">25: return c;</text:p>
      <text:p text:style-name="P72">26: }</text:p>
      <text:p text:style-name="P72">27:</text:p>
      <text:p text:style-name="P72">28: int main()</text:p>
      <text:p text:style-name="P72">29: {</text:p>
      <text:p text:style-name="P72">30: int a, b, c;</text:p>
      <text:p text:style-name="P72">31: // Гурван тоог гараас оруулна</text:p>
      <text:p text:style-name="P72">32: cin &gt;&gt; a &gt;&gt; b &gt;&gt; c;</text:p>
      <text:p text:style-name="P72">33:</text:p>
      <text:p text:style-name="P72">34: // Олсон тоогоо хэвлэнэ</text:p>
      <text:p text:style-name="P72">35: cout &lt;&lt; findMax(a, b, c) &lt;&lt; endl;</text:p>
      <text:p text:style-name="P72">36:</text:p>
      <text:p text:style-name="P72">37: return 0;</text:p>
      <text:p text:style-name="P72">38: }</text:p>
      <text:p text:style-name="P75"/>
      <text:p text:style-name="P76">2-р бодлого</text:p>
      <text:p text:style-name="P73">File: 2main.cpp</text:p>
      <text:p text:style-name="P73"><text:soft-page-break/>01: #include &lt;iostream&gt;</text:p>
      <text:p text:style-name="P73">02: using namespace std;</text:p>
      <text:p text:style-name="P73">03:</text:p>
      <text:p text:style-name="P73">04: /*</text:p>
      <text:p text:style-name="P73">05: Тухайн өгөгдсөн а хүснэгтийн хамгийн их эсвэл бага утгыг нь олно</text:p>
      <text:p text:style-name="P73">06:</text:p>
      <text:p text:style-name="P73">07: Params:</text:p>
      <text:p text:style-name="P73">08: int a[] - Хүснэгт</text:p>
      <text:p text:style-name="P73">09: bool condition - Үнэн үед хамгийн утга / Худал үед хамгийн бага утгыг олно</text:p>
      <text:p text:style-name="P73">10:</text:p>
      <text:p text:style-name="P73">11: Return:</text:p>
      <text:p text:style-name="P73">12: return хамгийн их эсвэл бага утга</text:p>
      <text:p text:style-name="P73">13: */</text:p>
      <text:p text:style-name="P73">14: int find(int a[], int n, bool condition)</text:p>
      <text:p text:style-name="P73">15: {</text:p>
      <text:p text:style-name="P73">16: // а хүснэгтийн эхний элементийг хамгийн их / бага утга гэж үзнэ</text:p>
      <text:p text:style-name="P73">17: int num = a[0];</text:p>
      <text:p text:style-name="P73">18:</text:p>
      <text:p text:style-name="P73">19: // <text:span text:style-name="T42">давталтанд</text:span> оруулж <text:span text:style-name="T42">нөхцлөө</text:span> шалгана</text:p>
      <text:p text:style-name="P73">20: for (int i = 1; i &lt; n; i++)</text:p>
      <text:p text:style-name="P73">21: {</text:p>
      <text:p text:style-name="P73">22: // зарлаж өгсөн num-<text:span text:style-name="T42">тай</text:span> хүснэгтийн i дахь элементтэй харьцуулна</text:p>
      <text:p text:style-name="P73">23:</text:p>
      <text:p text:style-name="P73">24: // i дахь элемент их үед, num-д утгыг нь өгнө</text:p>
      <text:p text:style-name="P73">25: if (num &lt;= a[i] &amp;&amp; condition)</text:p>
      <text:p text:style-name="P73"><text:soft-page-break/>26: num = a[i];</text:p>
      <text:p text:style-name="P73">27: // i дахь элемент бага үед, num-д утгыг нь өгнө</text:p>
      <text:p text:style-name="P73">28: if (num &gt;= a[i] &amp;&amp; !condition)</text:p>
      <text:p text:style-name="P73">29: num = a[i];</text:p>
      <text:p text:style-name="P73">30: }</text:p>
      <text:p text:style-name="P73">31:</text:p>
      <text:p text:style-name="P73">32: return num;</text:p>
      <text:p text:style-name="P73">33: }</text:p>
      <text:p text:style-name="P73">34:</text:p>
      <text:p text:style-name="P73">35: int main()</text:p>
      <text:p text:style-name="P73">36: {</text:p>
      <text:p text:style-name="P73">37:</text:p>
      <text:p text:style-name="P73">38: int n;</text:p>
      <text:p text:style-name="P73">39: int condition;</text:p>
      <text:p text:style-name="P73">40: // хүснэгтийн хэмжээг оруулсан</text:p>
      <text:p text:style-name="P73">41: cout &lt;&lt; "Хүснэгтийн хэмжээ: ";</text:p>
      <text:p text:style-name="P73">42: cin &gt;&gt; n;</text:p>
      <text:p text:style-name="P73">43:</text:p>
      <text:p text:style-name="P73">44: cout &lt;&lt; "Их утга олох бол 1, Бага утга олох үед 0: ";</text:p>
      <text:p text:style-name="P73">45: // Их багыг олоход нөхцөлийг гараас авна</text:p>
      <text:p text:style-name="P73">46: cin &gt;&gt; condition;</text:p>
      <text:p text:style-name="P73">47:</text:p>
      <text:p text:style-name="P73">48: // n хэмжээст хүснэгт зарлан</text:p>
      <text:p text:style-name="P73">49: int a[n];</text:p>
      <text:p text:style-name="P73">50:</text:p>
      <text:p text:style-name="P73"><text:soft-page-break/>51: cout &lt;&lt; "elementүүдээ оруулна уу";</text:p>
      <text:p text:style-name="P73">52: // n элементтэй хүснэгт үүсгэж утгыг нь оруулсан</text:p>
      <text:p text:style-name="P73">53: for (int i = 0; i &lt; n; i++)</text:p>
      <text:p text:style-name="P73">54: {</text:p>
      <text:p text:style-name="P73">55: cin &gt;&gt; a[i];</text:p>
      <text:p text:style-name="P73">56: }</text:p>
      <text:p text:style-name="P73">57:</text:p>
      <text:p text:style-name="P73">58: // а хүснэгтийн хамгийн их эсвэл бага утгыг нь олж хэвлэнэ</text:p>
      <text:p text:style-name="P73">59: cout &lt;&lt; "Хариу: ";</text:p>
      <text:p text:style-name="P73">60: cout &lt;&lt; find(a, n, (condition &gt; 0 ? true : false)) &lt;&lt; endl;</text:p>
      <text:p text:style-name="P73">61:</text:p>
      <text:p text:style-name="P73">62: return 0;</text:p>
      <text:p text:style-name="P73">63: }</text:p>
      <text:p text:style-name="P78"/>
      <text:p text:style-name="P77">3-р <text:span text:style-name="T42">бодлогл</text:span></text:p>
      <text:p text:style-name="P72">File: 3main.cpp</text:p>
      <text:p text:style-name="P72">01: #include &lt;iostream&gt;</text:p>
      <text:p text:style-name="P72">02: using namespace std;</text:p>
      <text:p text:style-name="P72">03:</text:p>
      <text:p text:style-name="P72">04: /*</text:p>
      <text:p text:style-name="P72">05: А хүснэгтийн тэгш тоонуудыг тоолно</text:p>
      <text:p text:style-name="P72">06:</text:p>
      <text:p text:style-name="P72">07: Params</text:p>
      <text:p text:style-name="P72">08: int a[] - А хүснэгт,</text:p>
      <text:p text:style-name="P72">09: int n - а хүснэгтийн хэмжээ</text:p>
      <text:p text:style-name="P72">10:</text:p>
      <text:p text:style-name="P72"><text:soft-page-break/>11: Return</text:p>
      <text:p text:style-name="P72">12: int - тэгш <text:span text:style-name="T42">тоонууды</text:span> тоо</text:p>
      <text:p text:style-name="P72">13: */</text:p>
      <text:p text:style-name="P72">14: count_even(int a[], int n)</text:p>
      <text:p text:style-name="P72">15: {</text:p>
      <text:p text:style-name="P72">16: // тэгш тооны тоолуурыг <text:span text:style-name="T42">зарлна</text:span></text:p>
      <text:p text:style-name="P72">17: int j = 0;</text:p>
      <text:p text:style-name="P72">18:</text:p>
      <text:p text:style-name="P72">19: // i дахь элемент тэгш үед тоолуурыг 1-ээр нэмнэ</text:p>
      <text:p text:style-name="P72">20: for (int i = 0; i &lt; n; i++)</text:p>
      <text:p text:style-name="P72">21: {</text:p>
      <text:p text:style-name="P72">22: if (a[i] % 2 == 0)</text:p>
      <text:p text:style-name="P72">23: {</text:p>
      <text:p text:style-name="P72">24: j++;</text:p>
      <text:p text:style-name="P72">25: }</text:p>
      <text:p text:style-name="P72">26: }</text:p>
      <text:p text:style-name="P72">27:</text:p>
      <text:p text:style-name="P72">28: // нөхцөл шалгаж сондгой тоо байхгүй үед 0-<text:span text:style-name="T42">ийг</text:span> буцаана, эсрэг тохиолдолд арифметик <text:span text:style-name="T42">дундажийг</text:span> буцаана</text:p>
      <text:p text:style-name="P72">29: return j;</text:p>
      <text:p text:style-name="P72">30: }</text:p>
      <text:p text:style-name="P72">31:</text:p>
      <text:p text:style-name="P72">32: int main()</text:p>
      <text:p text:style-name="P72">33: {</text:p>
      <text:p text:style-name="P72">34: int n;</text:p>
      <text:p text:style-name="P72">35: // хүснэгтийн хэмжээг оруулсан</text:p>
      <text:p text:style-name="P72"><text:soft-page-break/>36: cin &gt;&gt; n;</text:p>
      <text:p text:style-name="P72">37:</text:p>
      <text:p text:style-name="P72">38: int a[n];</text:p>
      <text:p text:style-name="P72">39: // n элементтэй хүснэгт үүсгэж утгыг нь оруулсан</text:p>
      <text:p text:style-name="P72">40: for (int i = 0; i &lt; n; i++)</text:p>
      <text:p text:style-name="P72">41: {</text:p>
      <text:p text:style-name="P72">42: cin &gt;&gt; a[i];</text:p>
      <text:p text:style-name="P72">43: }</text:p>
      <text:p text:style-name="P72">44:</text:p>
      <text:p text:style-name="P72">45: // тэгш тоо тоолох функцийг дуудаж утгыг хэвлэнэ</text:p>
      <text:p text:style-name="P72">46: cout &lt;&lt; count_even(a, n) &lt;&lt; endl;</text:p>
      <text:p text:style-name="P72">47:</text:p>
      <text:p text:style-name="P72">48: return 0;</text:p>
      <text:p text:style-name="P72">49: }</text:p>
      <text:p text:style-name="P75"/>
      <text:p text:style-name="P74">4-р бодлого</text:p>
      <text:p text:style-name="P73">File: 4main.cpp</text:p>
      <text:p text:style-name="P73">01: #include &lt;iostream&gt;</text:p>
      <text:p text:style-name="P73">02: using namespace std;</text:p>
      <text:p text:style-name="P73">03:</text:p>
      <text:p text:style-name="P73">04: /*</text:p>
      <text:p text:style-name="P73">05: А хүснэгтийн сондгой элементүүдийн арифметик <text:span text:style-name="T42">дундажыг</text:span> олох</text:p>
      <text:p text:style-name="P73">06:</text:p>
      <text:p text:style-name="P73">07: Params</text:p>
      <text:p text:style-name="P73">08: А хүснэгт, а хүснэгтийн хэмжээ</text:p>
      <text:p text:style-name="P73">09:</text:p>
      <text:p text:style-name="P73"><text:soft-page-break/>10: Return</text:p>
      <text:p text:style-name="P73">11: double арифметик дундаж</text:p>
      <text:p text:style-name="P73">12: */</text:p>
      <text:p text:style-name="P73">13: double odd_average(int a[], int n)</text:p>
      <text:p text:style-name="P73">14: {</text:p>
      <text:p text:style-name="P73">15: // сондгой тооны нийлбэр болон тоог зарлаж өгнө</text:p>
      <text:p text:style-name="P73">16: double sum = 0.0;</text:p>
      <text:p text:style-name="P73">17: double j = 0.0;</text:p>
      <text:p text:style-name="P73">18:</text:p>
      <text:p text:style-name="P73">19: // сондгой тооны нийлбэр болон тоог олно</text:p>
      <text:p text:style-name="P73">20: for (int i = 0; i &lt; n; i++)</text:p>
      <text:p text:style-name="P73">21: {</text:p>
      <text:p text:style-name="P73">22: if (a[i] % 2 == 1)</text:p>
      <text:p text:style-name="P73">23: {</text:p>
      <text:p text:style-name="P73">24: sum += a[i];</text:p>
      <text:p text:style-name="P73">25: j++;</text:p>
      <text:p text:style-name="P73">26: }</text:p>
      <text:p text:style-name="P73">27: }</text:p>
      <text:p text:style-name="P73">28:</text:p>
      <text:p text:style-name="P73">29: // нөхцөл шалгаж сондгой тоо байхгүй үед 0-<text:span text:style-name="T42">ийг</text:span> буцаана, эсрэг тохиолдолд арифметик <text:span text:style-name="T42">дундажийг</text:span> буцаана</text:p>
      <text:p text:style-name="P73">30: if (j == 0)</text:p>
      <text:p text:style-name="P73">31: return 0;</text:p>
      <text:p text:style-name="P73">32: else</text:p>
      <text:p text:style-name="P73">33: return sum / j;</text:p>
      <text:p text:style-name="P73">34: }</text:p>
      <text:p text:style-name="P73"><text:soft-page-break/>35:</text:p>
      <text:p text:style-name="P73">36: int main()</text:p>
      <text:p text:style-name="P73">37: {</text:p>
      <text:p text:style-name="P73">38: int n;</text:p>
      <text:p text:style-name="P73">39: // хүснэгтийн хэмжээг оруулсан</text:p>
      <text:p text:style-name="P73">40: cin &gt;&gt; n;</text:p>
      <text:p text:style-name="P73">41:</text:p>
      <text:p text:style-name="P73">42: // n элементтэй хүснэгт үүсгэж утгыг нь гараас оруулсан</text:p>
      <text:p text:style-name="P73">43: int a[n];</text:p>
      <text:p text:style-name="P73">44: for (int i = 0; i &lt; n; i++)</text:p>
      <text:p text:style-name="P73">45: {</text:p>
      <text:p text:style-name="P73">46: cin &gt;&gt; a[i];</text:p>
      <text:p text:style-name="P73">47: }</text:p>
      <text:p text:style-name="P73">48:</text:p>
      <text:p text:style-name="P73">49: // сондгой утгуудын арифметик дундаж олох функцийг дуудан <text:span text:style-name="T42">дэлгэцэнд</text:span> харуулах</text:p>
      <text:p text:style-name="P73">50: cout &lt;&lt; odd_average(a, n) &lt;&lt; endl;</text:p>
      <text:p text:style-name="P73">51:</text:p>
      <text:p text:style-name="P73">52: return 0;</text:p>
      <text:p text:style-name="P73">53: }</text:p>
      <text:p text:style-name="P75"/>
      <text:p text:style-name="P74">5-р бодлого</text:p>
      <text:p text:style-name="P73">File: 5main.cpp</text:p>
      <text:p text:style-name="P74">001: #include &lt;iostream&gt;</text:p>
      <text:p text:style-name="P74">002: #include &lt;cstdlib&gt;</text:p>
      <text:p text:style-name="P74">003: using namespace std;</text:p>
      <text:p text:style-name="P74"><text:soft-page-break/>004:</text:p>
      <text:p text:style-name="P74">005: /*</text:p>
      <text:p text:style-name="P74">006: Өгөгдсөн n тооны <text:span text:style-name="T42">оронг</text:span> олно</text:p>
      <text:p text:style-name="P74">007:</text:p>
      <text:p text:style-name="P74">008: Params:</text:p>
      <text:p text:style-name="P74">009: int n - <text:span text:style-name="T42">оронг</text:span> нь олох гэж буй тоо</text:p>
      <text:p text:style-name="P74">010:</text:p>
      <text:p text:style-name="P74">011: Return:</text:p>
      <text:p text:style-name="P74">012: int оронгийн тоо</text:p>
      <text:p text:style-name="P74">013: */</text:p>
      <text:p text:style-name="P74">014: int findOron(int n)</text:p>
      <text:p text:style-name="P74">015: {</text:p>
      <text:p text:style-name="P74">016: int j = 0;</text:p>
      <text:p text:style-name="P74">017:</text:p>
      <text:p text:style-name="P74">018: // n хасах үед эерэг <text:span text:style-name="T42">болгонг</text:span></text:p>
      <text:p text:style-name="P74">019: if (n &lt; 0)</text:p>
      <text:p text:style-name="P74">020: n = -n;</text:p>
      <text:p text:style-name="P74">021:</text:p>
      <text:p text:style-name="P74">022: // n-с 10 бага болон 0тэй тэнцүү их үед 1 оронтой байна</text:p>
      <text:p text:style-name="P74">023: if (n &gt;= 0 &amp;&amp; n &lt; 10)</text:p>
      <text:p text:style-name="P74">024: return 1;</text:p>
      <text:p text:style-name="P74">025: else</text:p>
      <text:p text:style-name="P74">026: {</text:p>
      <text:p text:style-name="P74">027: // n тоо 1-<text:span text:style-name="T42">ээс</text:span> бага болтол давтана</text:p>
      <text:p text:style-name="P74">028: while (n &gt;= 1)</text:p>
      <text:p text:style-name="P74"><text:soft-page-break/>029: {</text:p>
      <text:p text:style-name="P74">030: // n тоог 10т хуваагаад</text:p>
      <text:p text:style-name="P74">031: n = n / 10;</text:p>
      <text:p text:style-name="P74">032: // тоолуурыг 1-ээр ихэсгэнэ</text:p>
      <text:p text:style-name="P74">033: ++j;</text:p>
      <text:p text:style-name="P74">034: }</text:p>
      <text:p text:style-name="P74">035:</text:p>
      <text:p text:style-name="P74">036: return j;</text:p>
      <text:p text:style-name="P74">037: }</text:p>
      <text:p text:style-name="P74">038: }</text:p>
      <text:p text:style-name="P74">039:</text:p>
      <text:p text:style-name="P74">040: /*</text:p>
      <text:p text:style-name="P74">041: Өгөгдсөн n тооны цифрүүдийг олно</text:p>
      <text:p text:style-name="P74">042:</text:p>
      <text:p text:style-name="P74">043: Params:</text:p>
      <text:p text:style-name="P74">044: int n - n тоо</text:p>
      <text:p text:style-name="P74">045: int a - n тооны орон</text:p>
      <text:p text:style-name="P74">046:</text:p>
      <text:p text:style-name="P74">047: Return:</text:p>
      <text:p text:style-name="P74">048: int заагч - цифрүүдийн хүснэгтийн эхний байрлал</text:p>
      <text:p text:style-name="P74">049: */</text:p>
      <text:p text:style-name="P74">050: int *findNums(int n, int a)</text:p>
      <text:p text:style-name="P74">051: {</text:p>
      <text:p text:style-name="P74">052: // n тооны цифрүүдийг хадгалах хүснэгтийг заах заагч хувьсагч үүсгэх</text:p>
      <text:p text:style-name="P74">053: int *b = (int *)malloc(sizeof(n) * a);</text:p>
      <text:p text:style-name="P74"><text:soft-page-break/>054:</text:p>
      <text:p text:style-name="P74">055: // n хасах үед эерэг <text:span text:style-name="T42">болгонг</text:span></text:p>
      <text:p text:style-name="P74">056: if (n &lt; 0)</text:p>
      <text:p text:style-name="P74">057: n = -n;</text:p>
      <text:p text:style-name="P74">058:</text:p>
      <text:p text:style-name="P74">059: //</text:p>
      <text:p text:style-name="P74">060: for (int i = 0; i &lt; a; i++)</text:p>
      <text:p text:style-name="P74">061: {</text:p>
      <text:p text:style-name="P74">062: // Сүүлчийн <text:span text:style-name="T42">оронг</text:span> олох</text:p>
      <text:p text:style-name="P74">063: int num = n % 10;</text:p>
      <text:p text:style-name="P74">064:</text:p>
      <text:p text:style-name="P74">065: // n тоог багасгана - 10т хуваана</text:p>
      <text:p text:style-name="P74">066: n /= 10;</text:p>
      <text:p text:style-name="P74">067:</text:p>
      <text:p text:style-name="P74">068: // олсон цифрээ i дахь элементэд хадгална</text:p>
      <text:p text:style-name="P74">069: *(b + i) = num;</text:p>
      <text:p text:style-name="P74">070: }</text:p>
      <text:p text:style-name="P74">071:</text:p>
      <text:p text:style-name="P74">072: return b;</text:p>
      <text:p text:style-name="P74">073: }</text:p>
      <text:p text:style-name="P74">074:</text:p>
      <text:p text:style-name="P74">075: int main()</text:p>
      <text:p text:style-name="P74">076: {</text:p>
      <text:p text:style-name="P74">077: int n;</text:p>
      <text:p text:style-name="P74">078: // хүснэгтийн хэмжээг оруулсан</text:p>
      <text:p text:style-name="P74"><text:soft-page-break/>079: cin &gt;&gt; n;</text:p>
      <text:p text:style-name="P74">080:</text:p>
      <text:p text:style-name="P74">081: // n тооны <text:span text:style-name="T42">оронг</text:span> олоод а хувьсагчид хадгална</text:p>
      <text:p text:style-name="P74">082: int a = findOron(n);</text:p>
      <text:p text:style-name="P74">083:</text:p>
      <text:p text:style-name="P74">084: // n тооны <text:span text:style-name="T42">оронг</text:span> хэвлэнэ</text:p>
      <text:p text:style-name="P74">085: cout &lt;&lt; a &lt;&lt; endl;</text:p>
      <text:p text:style-name="P74">086:</text:p>
      <text:p text:style-name="P74">087: // заагч arr-д findNums-<text:span text:style-name="T42">аас</text:span> буцсан утгыг хадгална</text:p>
      <text:p text:style-name="P74">088: int *arr = findNums(n, a);</text:p>
      <text:p text:style-name="P74">089:</text:p>
      <text:p text:style-name="P74">090: // хойноос нь хэвлэнэ</text:p>
      <text:p text:style-name="P74">091: for (int i = (a - 1); i &gt;= 0; i--)</text:p>
      <text:p text:style-name="P74">092: {</text:p>
      <text:p text:style-name="P74">093: cout &lt;&lt; arr[i] &lt;&lt; " ";</text:p>
      <text:p text:style-name="P74">094: }</text:p>
      <text:p text:style-name="P74">095:</text:p>
      <text:p text:style-name="P74">096: cout &lt;&lt; endl;</text:p>
      <text:p text:style-name="P74">097:</text:p>
      <text:p text:style-name="P74">098: // тухайн заагчийн байрлалд байгаа хүснэгтийг чөлөөлнө</text:p>
      <text:p text:style-name="P74">099: free(arr);</text:p>
      <text:p text:style-name="P74">100:</text:p>
      <text:p text:style-name="P74">101: return 0;</text:p>
      <text:p text:style-name="P74">102: }</text:p>
      <text:h text:style-name="P122" text:outline-level="1"><text:span text:style-name="T45"><text:line-brea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ans-serif"/>
    <style:font-face style:name="Times New Roman3" svg:font-family="'Times New Roman', serif"/>
    <style:font-face style:name="Times new ron" svg:font-family="'Times new ron'"/>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1"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Times New Roman" fo:font-family="'Times New Roman'" style:font-family-generic="swiss" style:font-pitch="variable"/>
    </style:style>
    <style:style style:name="Heading_20_2" style:display-name="Heading 2" style:family="paragraph" style:parent-style-name="Heading" style:default-outline-level="2" style:list-style-name="" style:class="text">
      <style:text-properties style:font-name="Times New Roman" fo:font-family="'Times New Roman'" style:font-family-generic="swiss" style:font-pitch="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style style:name="Footer" style:family="paragraph" style:parent-style-name="Standard" style:default-outline-level=""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efe7e"/>
    </style:style>
    <style:page-layout style:name="Mpm1">
      <style:page-layout-properties fo:page-width="8.2681in" fo:page-height="11.6929in" style:num-format="1" style:print-orientation="portrait" fo:margin-top="1.1756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Хуудас <text:page-number text:select-page="current">19</text:page-number><text:tab/><text:tab/><text:tab/><text:tab/><text:tab/><text:tab/><text:tab/><text:tab/><text:tab/><text:tab/><text:tab/>201<text:span text:style-name="MT1">8</text:span>/<text:span text:style-name="MT1">09/09</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9:54:00</meta:creation-date>
    <dc:language>en-US</dc:language>
    <dc:date>2018-09-12T02:34:48.767575571</dc:date>
    <meta:editing-cycles>114</meta:editing-cycles>
    <meta:editing-duration>PT6H36M53S</meta:editing-duration>
    <meta:generator>LibreOffice/6.0.3.2$Linux_X86_64 LibreOffice_project/00m0$Build-2</meta:generator>
    <meta:document-statistic meta:table-count="0" meta:image-count="0" meta:object-count="0" meta:page-count="21" meta:paragraph-count="482" meta:word-count="2525" meta:character-count="13037" meta:non-whitespace-character-count="109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